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imes_New_Roman_1.ttf" manifest:media-type="application/x-font-ttf"/>
  <manifest:file-entry manifest:full-path="Fonts/Font_Times_New_Roman_2.ttf" manifest:media-type="application/x-font-ttf"/>
  <manifest:file-entry manifest:full-path="Fonts/Font_Times_New_Roman_3.ttf" manifest:media-type="application/x-font-ttf"/>
  <manifest:file-entry manifest:full-path="Fonts/Font_Times_New_Roman_4.ttf" manifest:media-type="application/x-font-tt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family-generic="modern" style:font-pitch="fixed"/>
    <style:font-face style:name="Source Code Pro Semibold2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5.503cm" fo:margin-left="0.751cm" fo:margin-top="0cm" fo:margin-bottom="0cm" table:align="left" style:writing-mode="page"/>
    </style:style>
    <style:style style:name="Таблица1.A" style:family="table-column">
      <style:table-column-properties style:column-width="4.643cm"/>
    </style:style>
    <style:style style:name="Таблица1.B" style:family="table-column">
      <style:table-column-properties style:column-width="10.8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5.503cm" fo:margin-left="0.751cm" fo:margin-top="0cm" fo:margin-bottom="0cm" table:align="left" style:writing-mode="page"/>
    </style:style>
    <style:style style:name="Таблица2.A" style:family="table-column">
      <style:table-column-properties style:column-width="4.643cm"/>
    </style:style>
    <style:style style:name="Таблица2.B" style:family="table-column">
      <style:table-column-properties style:column-width="10.8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3" style:family="table">
      <style:table-properties style:width="15.503cm" fo:margin-left="0.751cm" fo:margin-top="0cm" fo:margin-bottom="0cm" table:align="left" style:writing-mode="page"/>
    </style:style>
    <style:style style:name="Таблица3.A" style:family="table-column">
      <style:table-column-properties style:column-width="4.643cm"/>
    </style:style>
    <style:style style:name="Таблица3.B" style:family="table-column">
      <style:table-column-properties style:column-width="10.8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4" style:family="table">
      <style:table-properties style:width="15.503cm" fo:margin-left="0.751cm" fo:margin-top="0cm" fo:margin-bottom="0cm" table:align="left" style:writing-mode="page"/>
    </style:style>
    <style:style style:name="Таблица4.A" style:family="table-column">
      <style:table-column-properties style:column-width="4.643cm"/>
    </style:style>
    <style:style style:name="Таблица4.B" style:family="table-column">
      <style:table-column-properties style:column-width="10.8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5" style:family="table">
      <style:table-properties style:width="15.503cm" fo:margin-left="0.751cm" fo:margin-top="0cm" fo:margin-bottom="0cm" table:align="left" style:writing-mode="page"/>
    </style:style>
    <style:style style:name="Таблица5.A" style:family="table-column">
      <style:table-column-properties style:column-width="4.643cm"/>
    </style:style>
    <style:style style:name="Таблица5.B" style:family="table-column">
      <style:table-column-properties style:column-width="10.86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/>
    </style:style>
    <style:style style:name="Таблица6" style:family="table">
      <style:table-properties style:width="15.503cm" fo:margin-left="0.751cm" fo:margin-top="0cm" fo:margin-bottom="0cm" table:align="left" style:writing-mode="page"/>
    </style:style>
    <style:style style:name="Таблица6.A" style:family="table-column">
      <style:table-column-properties style:column-width="4.643cm"/>
    </style:style>
    <style:style style:name="Таблица6.B" style:family="table-column">
      <style:table-column-properties style:column-width="10.86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/>
    </style:style>
    <style:style style:name="Таблица7" style:family="table">
      <style:table-properties style:width="16.358cm" fo:margin-left="0.751cm" fo:margin-top="0cm" fo:margin-bottom="0cm" table:align="left" style:writing-mode="page"/>
    </style:style>
    <style:style style:name="Таблица7.A" style:family="table-column">
      <style:table-column-properties style:column-width="5.498cm"/>
    </style:style>
    <style:style style:name="Таблица7.B" style:family="table-column">
      <style:table-column-properties style:column-width="10.8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/>
    </style:style>
    <style:style style:name="Таблица8" style:family="table">
      <style:table-properties style:width="15.752cm" fo:margin-left="0.25cm" fo:margin-top="0cm" fo:margin-bottom="0cm" table:align="left" style:writing-mode="page"/>
    </style:style>
    <style:style style:name="Таблица8.A" style:family="table-column">
      <style:table-column-properties style:column-width="7.251cm"/>
    </style:style>
    <style:style style:name="Таблица8.B" style:family="table-column">
      <style:table-column-properties style:column-width="8.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1cm" fo:padding-right="0.191cm" fo:padding-top="0cm" fo:padding-bottom="0cm" fo:border="0.5pt solid #000000"/>
    </style:style>
    <style:style style:name="Таблица9" style:family="table">
      <style:table-properties style:width="15.503cm" fo:margin-left="0.751cm" fo:margin-top="0cm" fo:margin-bottom="0cm" table:align="left" style:writing-mode="page"/>
    </style:style>
    <style:style style:name="Таблица9.A" style:family="table-column">
      <style:table-column-properties style:column-width="4.643cm"/>
    </style:style>
    <style:style style:name="Таблица9.B" style:family="table-column">
      <style:table-column-properties style:column-width="10.86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/>
    </style:style>
    <style:style style:name="Таблица10" style:family="table">
      <style:table-properties style:width="16.002cm" fo:margin-left="0.751cm" fo:margin-top="0cm" fo:margin-bottom="0cm" table:align="left" style:writing-mode="page"/>
    </style:style>
    <style:style style:name="Таблица10.A" style:family="table-column">
      <style:table-column-properties style:column-width="4.641cm"/>
    </style:style>
    <style:style style:name="Таблица10.B" style:family="table-column">
      <style:table-column-properties style:column-width="11.361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3" style:family="paragraph" style:parent-style-name="Заголовок_20_1_20_титул"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6" style:family="paragraph" style:parent-style-name="Заголовок_20_2_20_титул">
      <style:text-properties officeooo:rsid="005b5a21" officeooo:paragraph-rsid="005b5a21"/>
    </style:style>
    <style:style style:name="P17" style:family="paragraph" style:parent-style-name="Text_20_body">
      <style:text-properties officeooo:paragraph-rsid="00673f95"/>
    </style:style>
    <style:style style:name="P18" style:family="paragraph" style:parent-style-name="Text_20_body">
      <loext:graphic-properties draw:fill="solid" draw:fill-color="#0d1117" draw:opacity="100%"/>
      <style:paragraph-properties ch2_options="{'Style': 'github-dark', 'Language': 'C#', 'UseCharStyles': 0, 'LineNumberRatio': 100, 'LineNumberStart': 1, 'MasterCharStyle': '', 'ShowLineNumbers': 1, 'ColourizeBackground': 1, 'LineNumberSeparator': '  ', 'LineNumberPaddingSymbol': '', 'StoreOptionsWithSnippet': 1}" fo:background-color="#0d1117" fo:padding="0.3cm" fo:border="none"/>
      <style:text-properties style:use-window-font-color="true" loext:opacity="0%" style:font-name="Source Code Pro Semibold" fo:language="zxx" fo:country="none" fo:font-style="normal" style:text-underline-style="none" fo:font-weight="normal" officeooo:paragraph-rsid="006ae5d1" fo:background-color="transparent"/>
    </style:style>
    <style:style style:name="P19" style:family="paragraph" style:parent-style-name="Text_20_body">
      <loext:graphic-properties draw:fill="solid" draw:fill-color="#0d1117" draw:opacity="100%"/>
      <style:paragraph-properties ch2_options="{'Style': 'github-dark', 'Language': 'C#', 'UseCharStyles': 0, 'LineNumberRatio': 100, 'LineNumberStart': 1, 'MasterCharStyle': '', 'ShowLineNumbers': 1, 'ColourizeBackground': 1, 'LineNumberSeparator': '  ', 'LineNumberPaddingSymbol': '', 'StoreOptionsWithSnippet': 1}" fo:background-color="#0d1117" fo:padding="0.3cm" fo:border="none"/>
      <style:text-properties style:use-window-font-color="true" loext:opacity="0%" style:font-name="Source Code Pro Semibold" fo:font-size="14pt" fo:language="zxx" fo:country="none" fo:font-style="normal" style:text-underline-style="none" fo:font-weight="normal" officeooo:paragraph-rsid="00698da6" fo:background-color="transparent"/>
    </style:style>
    <style:style style:name="P20" style:family="paragraph" style:parent-style-name="Text_20_body">
      <loext:graphic-properties draw:fill="solid" draw:fill-color="#0d1117" draw:opacity="100%"/>
      <style:paragraph-properties ch2_options="{'Style': 'github-dark', 'Language': 'C#', 'UseCharStyles': 0, 'LineNumberRatio': 100, 'LineNumberStart': 1, 'MasterCharStyle': '', 'ShowLineNumbers': 1, 'ColourizeBackground': 1, 'LineNumberSeparator': '  ', 'LineNumberPaddingSymbol': '', 'StoreOptionsWithSnippet': 1}" fo:background-color="#0d1117" fo:padding="0.3cm" fo:border="none"/>
      <style:text-properties style:use-window-font-color="true" loext:opacity="0%" style:font-name="Source Code Pro Semibold" fo:font-size="14pt" fo:language="zxx" fo:country="none" fo:font-style="normal" style:text-underline-style="none" fo:font-weight="normal" fo:background-color="transparent"/>
    </style:style>
    <style:style style:name="P21" style:family="paragraph" style:parent-style-name="Text_20_body">
      <loext:graphic-properties draw:fill="solid" draw:fill-color="#0d1117" draw:opacity="100%"/>
      <style:paragraph-properties ch2_options="{'Style': 'github-dark', 'Language': 'C#', 'UseCharStyles': 0, 'LineNumberRatio': 100, 'LineNumberStart': 1, 'MasterCharStyle': '', 'ShowLineNumbers': 1, 'ColourizeBackground': 1, 'LineNumberSeparator': '  ', 'LineNumberPaddingSymbol': '', 'StoreOptionsWithSnippet': 1}" fo:background-color="#0d1117" fo:padding="0.3cm" fo:border="none"/>
      <style:text-properties style:use-window-font-color="true" loext:opacity="0%" style:font-name="Source Code Pro Semibold" fo:font-size="14pt" fo:language="zxx" fo:country="none" fo:font-style="normal" style:text-underline-style="none" fo:font-weight="normal" officeooo:paragraph-rsid="006ae5d1" fo:background-color="transparent"/>
    </style:style>
    <style:style style:name="P22" style:family="paragraph" style:parent-style-name="Text_20_body">
      <loext:graphic-properties draw:fill="solid" draw:fill-color="#0d1117" draw:opacity="100%"/>
      <style:paragraph-properties ch2_options="{'Style': 'github-dark', 'Language': 'C#', 'UseCharStyles': 0, 'LineNumberRatio': 100, 'LineNumberStart': 1, 'MasterCharStyle': '', 'ShowLineNumbers': 1, 'ColourizeBackground': 1, 'LineNumberSeparator': '  ', 'LineNumberPaddingSymbol': '', 'StoreOptionsWithSnippet': 1}" fo:background-color="#0d1117" fo:padding="0.3cm" fo:border="none"/>
      <style:text-properties fo:color="#e6edf3" loext:opacity="100%" style:font-name="Source Code Pro Semibold" fo:language="zxx" fo:country="none" fo:font-style="normal" style:text-underline-style="none" fo:font-weight="normal" officeooo:paragraph-rsid="006ae5d1" fo:background-color="transparent"/>
    </style:style>
    <style:style style:name="P23" style:family="paragraph" style:parent-style-name="Text_20_body">
      <loext:graphic-properties draw:fill="solid" draw:fill-color="#0d1117" draw:opacity="100%"/>
      <style:paragraph-properties ch2_options="{'Style': 'github-dark', 'Language': 'C#', 'UseCharStyles': 0, 'LineNumberRatio': 100, 'LineNumberStart': 1, 'MasterCharStyle': '', 'ShowLineNumbers': 1, 'ColourizeBackground': 1, 'LineNumberSeparator': '  ', 'LineNumberPaddingSymbol': '', 'StoreOptionsWithSnippet': 1}" fo:background-color="#0d1117" fo:padding="0.3cm" fo:border="none"/>
      <style:text-properties fo:color="#e6edf3" loext:opacity="100%" style:font-name="Source Code Pro Semibold" fo:font-size="14pt" fo:language="zxx" fo:country="none" fo:font-style="normal" style:text-underline-style="none" fo:font-weight="normal" fo:background-color="transparent"/>
    </style:style>
    <style:style style:name="P24" style:family="paragraph" style:parent-style-name="Text_20_body">
      <style:text-properties officeooo:paragraph-rsid="006ae5d1"/>
    </style:style>
    <style:style style:name="P25" style:family="paragraph" style:parent-style-name="Мой_20_код">
      <style:text-properties officeooo:paragraph-rsid="006ae5d1"/>
    </style:style>
    <style:style style:name="P26" style:family="paragraph" style:parent-style-name="Мой_20_код">
      <style:text-properties officeooo:paragraph-rsid="00698da6"/>
    </style:style>
    <style:style style:name="P27" style:family="paragraph" style:parent-style-name="Мой_20_код">
      <style:text-properties fo:language="en" fo:country="US" officeooo:paragraph-rsid="006ae5d1"/>
    </style:style>
    <style:style style:name="P28" style:family="paragraph" style:parent-style-name="Text_20_body">
      <style:text-properties fo:language="en" fo:country="US" officeooo:paragraph-rsid="006ae5d1"/>
    </style:style>
    <style:style style:name="P29" style:family="paragraph" style:parent-style-name="Заголовок_20_1_20_титул">
      <style:text-properties officeooo:rsid="006dfece" officeooo:paragraph-rsid="006dfece"/>
    </style:style>
    <style:style style:name="P30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1" style:family="paragraph" style:parent-style-name="Text_20_body">
      <loext:graphic-properties draw:fill="solid" draw:fill-color="#0d1117" draw:opacity="100%"/>
      <style:paragraph-properties ch2_options="{'Style': 'github-dark', 'Language': 'C#', 'UseCharStyles': 0, 'LineNumberRatio': 100, 'LineNumberStart': 1, 'MasterCharStyle': '', 'ShowLineNumbers': 1, 'ColourizeBackground': 1, 'LineNumberSeparator': '  ', 'LineNumberPaddingSymbol': '', 'StoreOptionsWithSnippet': 1}" fo:background-color="#0d1117" fo:padding="0.3cm" fo:border="none"/>
      <style:text-properties fo:color="#e6edf3" loext:opacity="100%" style:font-name="Source Code Pro Semibold" fo:font-size="14pt" fo:language="zxx" fo:country="none" fo:font-style="normal" style:text-underline-style="none" fo:font-weight="normal" fo:background-color="transparent"/>
    </style:style>
    <style:style style:name="P32" style:family="paragraph" style:parent-style-name="Text_20_body">
      <loext:graphic-properties draw:fill="solid" draw:fill-color="#0d1117" draw:opacity="100%"/>
      <style:paragraph-properties ch2_options="{'Style': 'github-dark', 'Language': 'C#', 'UseCharStyles': 0, 'LineNumberRatio': 100, 'LineNumberStart': 1, 'MasterCharStyle': '', 'ShowLineNumbers': 1, 'ColourizeBackground': 1, 'LineNumberSeparator': '  ', 'LineNumberPaddingSymbol': '', 'StoreOptionsWithSnippet': 1}" fo:background-color="#0d1117" fo:padding="0.3cm" fo:border="none"/>
      <style:text-properties style:use-window-font-color="true" loext:opacity="0%" style:font-name="Source Code Pro Semibold" fo:font-size="14pt" fo:language="zxx" fo:country="none" fo:font-style="normal" style:text-underline-style="none" fo:font-weight="normal" officeooo:paragraph-rsid="007571fc" fo:background-color="transparent"/>
    </style:style>
    <style:style style:name="P33" style:family="paragraph" style:parent-style-name="Text_20_body">
      <loext:graphic-properties draw:fill="solid" draw:fill-color="#0d1117" draw:opacity="100%"/>
      <style:paragraph-properties ch2_options="{'Style': 'github-dark', 'Language': 'C#', 'UseCharStyles': 0, 'LineNumberRatio': 100, 'LineNumberStart': 1, 'MasterCharStyle': '', 'ShowLineNumbers': 1, 'ColourizeBackground': 1, 'LineNumberSeparator': '  ', 'LineNumberPaddingSymbol': '', 'StoreOptionsWithSnippet': 1}" fo:background-color="#0d1117" fo:padding="0.3cm" fo:border="none"/>
      <style:text-properties style:use-window-font-color="true" loext:opacity="0%" style:font-name="Source Code Pro Semibold" fo:font-size="14pt" fo:language="zxx" fo:country="none" fo:font-style="normal" style:text-underline-style="none" fo:font-weight="normal" officeooo:paragraph-rsid="0075c990" fo:background-color="transparent"/>
    </style:style>
    <style:style style:name="P34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break-before="page" fo:keep-with-next="always"/>
      <style:text-properties style:font-name="PT Astra Serif2" fo:font-size="20.7999992370605pt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35" style:family="paragraph" style:parent-style-name="Heading_20_2" style:master-page-name="Standard">
      <style:paragraph-properties style:page-number="auto" fo:break-before="page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Standard" style:list-style-name="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font-weight="bold" officeooo:paragraph-rsid="00698da6" style:font-size-asian="12pt" style:font-weight-asian="bold" style:font-name-complex="Times New Roman1" style:font-size-complex="12pt"/>
    </style:style>
    <style:style style:name="P38" style:family="paragraph" style:parent-style-name="Standard">
      <loext:graphic-properties draw:fill="solid" draw:fill-color="#0d1117" draw:fill-gradient-name="gradient" draw:fill-hatch-name="hatch" draw:opacity="100%"/>
      <style:paragraph-properties ch2_options="{'Style': 'github-dark', 'Language': 'C#', 'UseCharStyles': 0, 'LineNumberRatio': 100, 'LineNumberStart': 1, 'MasterCharStyle': '', 'ShowLineNumbers': 1, 'ColourizeBackground': 1, 'LineNumberSeparator': '  ', 'LineNumberPaddingSymbol': '', 'StoreOptionsWithSnippet': 1}" fo:background-color="#0d1117" fo:padding="0.3cm" fo:border="none"/>
      <style:text-properties style:use-window-font-color="true" loext:opacity="0%" style:font-name="Source Code Pro Semibold1" fo:language="zxx" fo:country="none" fo:font-style="normal" style:text-underline-style="none" fo:font-weight="normal" fo:background-color="transparent"/>
    </style:style>
    <style:style style:name="P39" style:family="paragraph" style:parent-style-name="Standard">
      <loext:graphic-properties draw:fill="solid" draw:fill-color="#0d1117" draw:fill-gradient-name="gradient" draw:fill-hatch-name="hatch" draw:opacity="100%"/>
      <style:paragraph-properties ch2_options="{'Style': 'github-dark', 'Language': 'C#', 'UseCharStyles': 0, 'LineNumberRatio': 100, 'LineNumberStart': 1, 'MasterCharStyle': '', 'ShowLineNumbers': 1, 'ColourizeBackground': 1, 'LineNumberSeparator': '  ', 'LineNumberPaddingSymbol': '', 'StoreOptionsWithSnippet': 1}" fo:background-color="#0d1117" fo:padding="0.3cm" fo:border="none"/>
      <style:text-properties fo:color="#e6edf3" loext:opacity="100%" style:font-name="Source Code Pro Semibold1" fo:language="zxx" fo:country="none" fo:font-style="normal" style:text-underline-style="none" fo:font-weight="normal" fo:background-color="transparent"/>
    </style:style>
    <style:style style:name="P40" style:family="paragraph" style:parent-style-name="Мой_20_код">
      <style:text-properties officeooo:paragraph-rsid="0078ac05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328e42"/>
    </style:style>
    <style:style style:name="T4" style:family="text">
      <style:text-properties officeooo:rsid="0039bf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5b5a21"/>
    </style:style>
    <style:style style:name="T8" style:family="text">
      <style:text-properties officeooo:rsid="005c4ead"/>
    </style:style>
    <style:style style:name="T9" style:family="text">
      <style:text-properties fo:letter-spacing="-0.004cm"/>
    </style:style>
    <style:style style:name="T10" style:family="text">
      <style:text-properties fo:letter-spacing="-0.004cm" officeooo:rsid="0070adfa"/>
    </style:style>
    <style:style style:name="T11" style:family="text">
      <style:text-properties officeooo:rsid="00673f95"/>
    </style:style>
    <style:style style:name="T12" style:family="text">
      <style:text-properties officeooo:rsid="00698da6"/>
    </style:style>
    <style:style style:name="T13" style:family="text">
      <style:text-properties fo:language="en" fo:country="US"/>
    </style:style>
    <style:style style:name="T14" style:family="text">
      <style:text-properties fo:color="#ff7b72" loext:opacity="100%"/>
    </style:style>
    <style:style style:name="T15" style:family="text">
      <style:text-properties fo:color="#ff7b72" loext:opacity="100%" fo:font-weight="bold"/>
    </style:style>
    <style:style style:name="T16" style:family="text">
      <style:text-properties fo:color="#ff7b72" loext:opacity="100%" officeooo:rsid="0075c990"/>
    </style:style>
    <style:style style:name="T17" style:family="text">
      <style:text-properties fo:color="#6e7681" loext:opacity="100%"/>
    </style:style>
    <style:style style:name="T18" style:family="text">
      <style:text-properties fo:color="#6e7681" loext:opacity="100%" fo:font-style="normal" style:text-underline-style="none" fo:font-weight="normal"/>
    </style:style>
    <style:style style:name="T19" style:family="text">
      <style:text-properties fo:color="#6e7681" loext:opacity="100%" fo:font-size="14pt"/>
    </style:style>
    <style:style style:name="T20" style:family="text">
      <style:text-properties fo:color="#6e7681" loext:opacity="100%" officeooo:rsid="0075c990"/>
    </style:style>
    <style:style style:name="T21" style:family="text">
      <style:text-properties fo:color="#e6edf3" loext:opacity="100%"/>
    </style:style>
    <style:style style:name="T22" style:family="text">
      <style:text-properties fo:color="#e6edf3" loext:opacity="100%" fo:language="ru" fo:country="RU" officeooo:rsid="0075c990"/>
    </style:style>
    <style:style style:name="T23" style:family="text">
      <style:text-properties fo:color="#e6edf3" loext:opacity="100%" style:font-name="Source Code Pro Semibold1"/>
    </style:style>
    <style:style style:name="T24" style:family="text">
      <style:text-properties fo:color="#e6edf3" loext:opacity="100%" style:font-name="Source Code Pro Semibold1" fo:language="zxx" fo:country="none" fo:font-style="normal" style:text-underline-style="none" fo:font-weight="normal" fo:background-color="transparent" loext:char-shading-value="0"/>
    </style:style>
    <style:style style:name="T25" style:family="text">
      <style:text-properties fo:color="#e6edf3" loext:opacity="100%" style:font-name="Source Code Pro Semibold1" fo:language="ru" fo:country="RU" fo:font-style="normal" style:text-underline-style="none" fo:font-weight="normal" officeooo:rsid="0078ac05" fo:background-color="transparent" loext:char-shading-value="0"/>
    </style:style>
    <style:style style:name="T26" style:family="text">
      <style:text-properties fo:color="#e6edf3" loext:opacity="100%" officeooo:rsid="007571fc"/>
    </style:style>
    <style:style style:name="T27" style:family="text">
      <style:text-properties fo:color="#e6edf3" loext:opacity="100%" officeooo:rsid="0075c990"/>
    </style:style>
    <style:style style:name="T28" style:family="text">
      <style:text-properties fo:color="#a5d6ff" loext:opacity="100%"/>
    </style:style>
    <style:style style:name="T29" style:family="text">
      <style:text-properties fo:color="#a5d6ff" loext:opacity="100%" fo:font-style="normal" style:text-underline-style="none" fo:font-weight="normal"/>
    </style:style>
    <style:style style:name="T30" style:family="text">
      <style:text-properties fo:color="#d2a8ff" loext:opacity="100%" fo:font-weight="bold"/>
    </style:style>
    <style:style style:name="T31" style:family="text">
      <style:text-properties fo:color="#8b949e" loext:opacity="100%"/>
    </style:style>
    <style:style style:name="T32" style:family="text">
      <style:text-properties fo:color="#8b949e" loext:opacity="100%" fo:font-size="14pt"/>
    </style:style>
    <style:style style:name="T33" style:family="text">
      <style:text-properties fo:color="#8b949e" loext:opacity="100%" fo:font-style="italic"/>
    </style:style>
    <style:style style:name="T34" style:family="text">
      <style:text-properties fo:color="#8b949e" loext:opacity="100%" fo:font-style="italic" officeooo:rsid="0075c990"/>
    </style:style>
    <style:style style:name="T35" style:family="text">
      <style:text-properties fo:color="#8b949e" loext:opacity="100%" officeooo:rsid="0075c990"/>
    </style:style>
    <style:style style:name="T36" style:family="text">
      <style:text-properties fo:color="#f0883e" loext:opacity="100%" fo:font-weight="bold"/>
    </style:style>
    <style:style style:name="T37" style:family="text">
      <style:text-properties fo:font-size="14pt"/>
    </style:style>
    <style:style style:name="T38" style:family="text">
      <style:text-properties style:font-name="Source Code Pro Semibold1"/>
    </style:style>
    <style:style style:name="T39" style:family="text">
      <style:text-properties style:use-window-font-color="true" loext:opacity="0%" style:font-name="Source Code Pro Semibold1" fo:language="ru" fo:country="RU" fo:font-style="normal" style:text-underline-style="none" fo:font-weight="normal" officeooo:rsid="0078ac05" fo:background-color="transparent" loext:char-shading-value="0"/>
    </style:style>
    <style:style style:name="T40" style:family="text">
      <style:text-properties style:use-window-font-color="true" loext:opacity="0%" style:font-name="Source Code Pro Semibold1" fo:language="en" fo:country="US" fo:font-style="normal" style:text-underline-style="none" fo:font-weight="normal" officeooo:rsid="0078ac05" fo:background-color="transparent" loext:char-shading-value="0"/>
    </style:style>
    <style:style style:name="T41" style:family="text">
      <style:text-properties officeooo:rsid="0075c9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0">Министерство образования, науки и молодежной политики</text:p>
      <text:p text:style-name="P6">Краснодарского <text:s/>края</text:p>
      <text:p text:style-name="P11">Государственное бюджетное профессиональное образовательное учреждение Краснодарского края «Ейский полипрофильный колледж»</text:p>
      <text:p text:style-name="P15"><text:span text:style-name="Emphasis"/></text:p>
      <text:p text:style-name="P2"/>
      <text:p text:style-name="P2"/>
      <text:p text:style-name="P3">Поддержка и <text:span text:style-name="T8">т</text:span>естирование программных модулей</text:p>
      <text:p text:style-name="P13"><text:span text:style-name="T11">ПРАКТИЧЕСКАЯ</text:span> РАБОТА №<text:span text:style-name="T12">2</text:span></text:p>
      <text:p text:style-name="P16">по теме:</text:p>
      <text:p text:style-name="P29"><text:span text:style-name="T9">Создание </text:span><text:span text:style-name="T10">собственных </text:span><text:span text:style-name="T9">классов исключений</text:span></text:p>
      <text:p text:style-name="Заголовок_20_2_20_титул"/>
      <text:p text:style-name="P8"><text:span text:style-name="T5">Выполн</text:span><text:span text:style-name="T6">ил:</text:span><text:span text:style-name="T3"> </text:span></text:p>
      <text:p text:style-name="P8"><text:span text:style-name="T4">студент ЕПК,</text:span> <text:span text:style-name="T4">группа</text:span> </text:p>
      <text:p text:style-name="P10">ФИО</text:p>
      <text:p text:style-name="P9"/>
      <text:p text:style-name="P14"><text:span text:style-name="T4">Проверил</text:span>:</text:p>
      <text:p text:style-name="P7"><text:span text:style-name="T4">преподаватель </text:span><text:span text:style-name="T7">курса</text:span></text:p>
      <text:p text:style-name="P12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3</text:span></text:span></text:p>
      <text:h text:style-name="P35" text:outline-level="2"><text:span text:style-name="T11">1. </text:span>Цель занятия</text:h>
      <text:p text:style-name="P17"><text:tab/>Получить практические навыки <text:span text:style-name="T12">создания собственных классов исключений.</text:span></text:p>
      <text:h text:style-name="Heading_20_2" text:outline-level="2"><text:span text:style-name="T11">2. </text:span>Краткие теоретические сведения</text:h>
      <text:p text:style-name="Text_20_body"><text:tab/><text:bookmark-start text:name="_Toc385432836"/><text:bookmark-start text:name="_Toc385611379"/>Механизм исключений (Exception), предусмотренный в <text:span text:style-name="T13">C</text:span>#, упрощает обработку ошибок. Вместо того чтобы проверять значение, возвращаемое функциями и методами, вы можете использовать для обнаружения и обработки ошибок структурные Инструкции, такие как try и catch. </text:p>
      <text:p text:style-name="Text_20_body">Методы стандартных библиотек классов возбуждают Exception при возникновении ошибочных ситуаций. Заключив "ненадежный" с точки зрения возникновения ошибок код в блок try, вы можете перехватить и обработать Exception в блоке catch.</text:p>
      <text:p text:style-name="Text_20_body"><text:tab/>Заметим, что Exception возникают и в таких распространенных ситуациях, как выход за пределы массива или строки в процессе индексации, деление на нуль, попытка использования ссылки со значением null, недопустимое преобразование классов и так далее. С помощью Exception все подобные ошибки нетрудно обнаружить и обработать во время выполнения приложения.</text:p>
      <text:p text:style-name="Text_20_body"><text:tab/>К механизму обработки Exception в следующие ключевые слова: try, catch, throw и finally. Схема работы этого механизма следующая. Вы пытаетесь (try) выполнить блок кода, и, если при этом возникает ошибка, система возбуждает (throw) Exception, которое в зависимости от его типа вы можете перехватить (catch) или передать обработчику по-умолчанию (finally). </text:p>
      <text:p text:style-name="Text_20_body"><text:tab/>Ниже приведена общая форма блока обработки Exception. </text:p>
      <text:p text:style-name="Мой_20_код">try { </text:p>
      <text:p text:style-name="P26"><text:tab/><text:tab/>// блок кода </text:p>
      <text:p text:style-name="P26">} </text:p>
      <text:p text:style-name="Мой_20_код"><text:span text:style-name="T13">catch</text:span> (Тип<text:span text:style-name="T13">Exception</text:span>1) { </text:p>
      <text:p text:style-name="Мой_20_код"><text:tab/><text:tab/>// обработчик <text:span text:style-name="T13">Exception</text:span> типа Тип<text:span text:style-name="T13">Exception</text:span>1 } </text:p>
      <text:p text:style-name="Мой_20_код"><text:span text:style-name="T13">catch (</text:span>Тип<text:span text:style-name="T13">Exception2) { </text:span></text:p>
      <text:p text:style-name="Мой_20_код"><text:span text:style-name="T13"><text:tab/><text:tab/>// </text:span>обработчик<text:span text:style-name="T13"> Exception </text:span>типа<text:span text:style-name="T13"> </text:span>Тип<text:span text:style-name="T13">Exception2 </text:span></text:p>
      <text:p text:style-name="P26"><text:span text:style-name="T13"><text:tab/><text:tab/></text:span>throw(e) <text:s text:c="2"/>// повторное возбуждение Exception </text:p>
      <text:p text:style-name="P26">} </text:p>
      <text:p text:style-name="Мой_20_код">finally { </text:p>
      <text:p text:style-name="Мой_20_код">} </text:p>
      <text:p text:style-name="Text_20_body"><text:soft-page-break/></text:p>
      <text:p text:style-name="Text_20_body">Пример<text:span text:style-name="T13">:</text:span></text:p>
      <text:p text:style-name="Text_20_body"/>
      <text:p text:style-name="P20"><text:span text:style-name="T31"><text:s/>1 <text:s/></text:span><text:span text:style-name="T14">try</text:span><text:span text:style-name="T17"> </text:span><text:span text:style-name="T21">{</text:span></text:p>
      <text:p text:style-name="P20"><text:span text:style-name="T31"><text:s/>2 <text:s/></text:span><text:span text:style-name="T17"><text:s text:c="2"/></text:span><text:span text:style-name="T21">line</text:span><text:span text:style-name="T17"> </text:span><text:span text:style-name="T15">=</text:span><text:span text:style-name="T17"> </text:span><text:span text:style-name="T21">Сonsole.ReadLine();</text:span></text:p>
      <text:p text:style-name="P20"><text:span text:style-name="T31"><text:s/>3 <text:s/></text:span><text:span text:style-name="T17"><text:s text:c="2"/></text:span><text:span text:style-name="T14">if</text:span><text:span text:style-name="T17"> </text:span><text:span text:style-name="T21">(line.Length()</text:span><text:span text:style-name="T17"> </text:span><text:span text:style-name="T15">==</text:span><text:span text:style-name="T17"> </text:span><text:span text:style-name="T28">0</text:span><text:span text:style-name="T21">)</text:span></text:p>
      <text:p text:style-name="P19"><text:span text:style-name="T31"><text:s/>4 <text:s/></text:span><text:span text:style-name="T17"><text:s text:c="4"/></text:span><text:span text:style-name="T14">throw</text:span><text:span text:style-name="T17"> </text:span><text:span text:style-name="T14">new</text:span><text:span text:style-name="T17"> </text:span><text:span text:style-name="T30">EmptyLineException</text:span><text:span text:style-name="T21">(</text:span><text:span text:style-name="T28">"Строка, считанная с </text:span></text:p>
      <text:p text:style-name="P20"><text:span text:style-name="T31"><text:s/>5 <text:s/></text:span><text:span text:style-name="T17"><text:tab/><text:tab/></text:span><text:span text:style-name="T21">консоли,</text:span><text:span text:style-name="T17"> </text:span><text:span text:style-name="T21">пустая</text:span><text:span text:style-name="T15">!</text:span><text:span text:style-name="T28">");</text:span></text:p>
      <text:p text:style-name="P32"><text:span text:style-name="T31"><text:s/>6 <text:s/></text:span><text:span text:style-name="T17"><text:s text:c="2"/><text:tab/></text:span><text:span text:style-name="T21">Console.WriteLine(</text:span><text:span text:style-name="T28">"Привет, %s!"</text:span><text:span text:style-name="T17"> </text:span><text:span text:style-name="T15">%</text:span><text:span text:style-name="T17"> </text:span><text:span text:style-name="T21">line);</text:span></text:p>
      <text:p text:style-name="P23"><text:span text:style-name="T31"><text:s/>7 <text:s/></text:span>}</text:p>
      <text:p text:style-name="P20"><text:span text:style-name="T35"><text:s/>8 <text:s/></text:span><text:span text:style-name="T16">catch</text:span><text:span text:style-name="T20"> </text:span><text:span text:style-name="T27">(EmptyLineException</text:span><text:span text:style-name="T20"> </text:span><text:span text:style-name="T27">exception)</text:span><text:span text:style-name="T20"> </text:span><text:span text:style-name="T27">{</text:span><text:span text:style-name="T20"> </text:span><text:span text:style-name="T34">//пользов.</text:span></text:p>
      <text:p text:style-name="P32"><text:span text:style-name="T31"><text:s/>9 <text:s/></text:span><text:span text:style-name="T17"><text:s text:c="2"/><text:tab/></text:span><text:span text:style-name="T21">Console.WriteLine(</text:span><text:span text:style-name="T28">"Привет!"</text:span><text:span text:style-name="T21">);</text:span></text:p>
      <text:p text:style-name="P23"><text:span text:style-name="T31">10 <text:s/></text:span>}</text:p>
      <text:p text:style-name="P20"><text:span text:style-name="T31">11 <text:s/></text:span><text:span text:style-name="T14">catch</text:span><text:span text:style-name="T17"> </text:span><text:span text:style-name="T21">(Exception</text:span><text:span text:style-name="T17"> </text:span><text:span text:style-name="T21">exception)</text:span><text:span text:style-name="T17"> </text:span><text:span text:style-name="T21">{</text:span></text:p>
      <text:p text:style-name="P32"><text:span text:style-name="T31">12 <text:s/></text:span><text:span text:style-name="T17"><text:s text:c="2"/><text:tab/></text:span><text:span text:style-name="T21">Console.WriteLine(</text:span><text:span text:style-name="T28">"Ошибка: "</text:span><text:span text:style-name="T17"> </text:span><text:span text:style-name="T15">+</text:span><text:span text:style-name="T17"> </text:span></text:p>
      <text:p text:style-name="P19"><text:span text:style-name="T31">13 <text:s/></text:span><text:span text:style-name="T17"><text:tab/></text:span><text:span text:style-name="T21">exception.message());</text:span></text:p>
      <text:p text:style-name="P23"><text:span text:style-name="T31">14 <text:s/></text:span>}</text:p>
      <text:p text:style-name="P20"><text:span text:style-name="T31">15 <text:s/></text:span><text:span text:style-name="T14">else</text:span><text:span text:style-name="T17"> </text:span><text:span text:style-name="T21">{</text:span></text:p>
      <text:p text:style-name="P32"><text:span text:style-name="T31">16 <text:s/></text:span><text:span text:style-name="T17"><text:tab/><text:tab/></text:span><text:span text:style-name="T21">Console.WriteLine(</text:span><text:span text:style-name="T28">"Программа выполнилась без </text:span></text:p>
      <text:p text:style-name="P19"><text:span text:style-name="T31">17 <text:s/></text:span><text:span text:style-name="T17"><text:tab/><text:tab/></text:span><text:span text:style-name="T21">исключительных</text:span><text:span text:style-name="T17"> </text:span><text:span text:style-name="T21">ситуаций</text:span><text:span text:style-name="T28">");</text:span></text:p>
      <text:p text:style-name="P23"><text:span text:style-name="T31">18 <text:s/></text:span>}</text:p>
      <text:p text:style-name="P20"><text:span text:style-name="T31">19 <text:s/></text:span><text:span text:style-name="T14">finally</text:span><text:span text:style-name="T17"> </text:span><text:span text:style-name="T21">{</text:span></text:p>
      <text:p text:style-name="P20"><text:span text:style-name="T31">20 <text:s/></text:span><text:span text:style-name="T17"><text:s text:c="2"/><text:tab/></text:span><text:span text:style-name="T21">console.printLine(</text:span><text:span text:style-name="T28">"Программа завершается"</text:span><text:span text:style-name="T21">);</text:span></text:p>
      <text:p text:style-name="P23"><text:span text:style-name="T31">21 <text:s/></text:span>}</text:p>
      <text:p text:style-name="Text_20_body"/>
      <text:p text:style-name="Text_20_body"><text:tab/>Инструкции try можно вкладывать друг в друга аналогично тому, как можно создавать вложенные области видимости переменных. Если у оператора try низкого уровня нет раздела catch, соответствующего возбужденному Exception будут проверены разделы catch внешнего оператора try. Вот пример, в котором два оператора try вложены друг в друга посредством вызова метода. </text:p>
      <text:p text:style-name="Text_20_body"/>
      <text:p text:style-name="Text_20_body"/>
      <text:p text:style-name="P20"><text:soft-page-break/><text:span text:style-name="T31"><text:s/>1 <text:s/></text:span><text:span text:style-name="T14">class</text:span><text:span text:style-name="T17"> </text:span><text:span text:style-name="T36">MultiNest</text:span><text:span text:style-name="T17"> </text:span><text:span text:style-name="T21">{</text:span><text:span text:style-name="T17"> </text:span></text:p>
      <text:p text:style-name="P20"><text:span text:style-name="T31"><text:s/>2 <text:s/><text:tab/></text:span><text:span text:style-name="T14">static</text:span><text:span text:style-name="T17"> </text:span><text:span text:style-name="T14">void</text:span><text:span text:style-name="T17"> </text:span><text:span text:style-name="T30">procedure</text:span><text:span text:style-name="T21">()</text:span><text:span text:style-name="T17"> </text:span><text:span text:style-name="T21">{</text:span><text:span text:style-name="T17"> </text:span></text:p>
      <text:p text:style-name="P20"><text:span text:style-name="T31"><text:s/>3 <text:s/></text:span><text:span text:style-name="T17"><text:tab/><text:tab/></text:span><text:span text:style-name="T14">try</text:span><text:span text:style-name="T17"> </text:span><text:span text:style-name="T21">{</text:span><text:span text:style-name="T17"> </text:span></text:p>
      <text:p text:style-name="P20"><text:span text:style-name="T31"><text:s/>4 <text:s/></text:span><text:span text:style-name="T17"><text:s text:c="5"/><text:tab/><text:tab/></text:span><text:span text:style-name="T14">int</text:span><text:span text:style-name="T17"> </text:span><text:span text:style-name="T21">c[]</text:span><text:span text:style-name="T17"> </text:span><text:span text:style-name="T15">=</text:span><text:span text:style-name="T17"> </text:span><text:span text:style-name="T21">{</text:span><text:span text:style-name="T28">1</text:span><text:span text:style-name="T21">};</text:span><text:span text:style-name="T17"> </text:span></text:p>
      <text:p text:style-name="P20"><text:span text:style-name="T31"><text:s/>5 <text:s/></text:span><text:span text:style-name="T17"><text:s text:c="5"/><text:tab/><text:tab/></text:span><text:span text:style-name="T21">c[</text:span><text:span text:style-name="T28">42</text:span><text:span text:style-name="T21">]</text:span><text:span text:style-name="T17"> </text:span><text:span text:style-name="T15">=</text:span><text:span text:style-name="T17"> </text:span><text:span text:style-name="T28">99</text:span><text:span text:style-name="T21">;</text:span><text:span text:style-name="T17"> </text:span></text:p>
      <text:p text:style-name="P20"><text:span text:style-name="T31"><text:s/>6 <text:s/></text:span><text:span text:style-name="T17"><text:tab/><text:tab/></text:span><text:span text:style-name="T21">}</text:span><text:span text:style-name="T17"> </text:span></text:p>
      <text:p text:style-name="P20"><text:span text:style-name="T31"><text:s/>7 <text:s/></text:span><text:span text:style-name="T17"><text:tab/><text:tab/></text:span><text:span text:style-name="T14">catch</text:span><text:span text:style-name="T21">(IndexOutOfRangeException</text:span><text:span text:style-name="T17"> </text:span><text:span text:style-name="T21">e)</text:span><text:span text:style-name="T17"> </text:span><text:span text:style-name="T21">{</text:span><text:span text:style-name="T17"> </text:span></text:p>
      <text:p text:style-name="P33"><text:span text:style-name="T31"><text:s/>8 <text:s/></text:span><text:span text:style-name="T17"><text:tab/><text:tab/></text:span><text:span text:style-name="T23">Console.WriteLine</text:span><text:span text:style-name="T21">(</text:span><text:span text:style-name="T28">"array index oob: "</text:span><text:span text:style-name="T17"> </text:span><text:span text:style-name="T15">+</text:span><text:span text:style-name="T17"> </text:span><text:span text:style-name="T21">e);</text:span><text:span text:style-name="T17"> </text:span></text:p>
      <text:p text:style-name="P21"><text:span text:style-name="T31"><text:s/>9 <text:s/></text:span><text:span text:style-name="T17"><text:tab/><text:tab/></text:span><text:span text:style-name="T21">}</text:span></text:p>
      <text:p text:style-name="P18"><text:span text:style-name="T32">10 <text:s/><text:tab/></text:span><text:span text:style-name="T21">}</text:span><text:span text:style-name="T17"> </text:span></text:p>
      <text:p text:style-name="P20"><text:span text:style-name="T31">11 <text:s/></text:span><text:span text:style-name="T17"><text:tab/></text:span><text:span text:style-name="T14">public</text:span><text:span text:style-name="T17"> </text:span><text:span text:style-name="T14">static</text:span><text:span text:style-name="T17"> </text:span><text:span text:style-name="T14">void</text:span><text:span text:style-name="T17"> </text:span><text:span text:style-name="T30">main</text:span><text:span text:style-name="T21">(String</text:span><text:span text:style-name="T17"> </text:span><text:span text:style-name="T21">args[])</text:span><text:span text:style-name="T17"> </text:span><text:span text:style-name="T21">{</text:span><text:span text:style-name="T17"> </text:span></text:p>
      <text:p text:style-name="P20"><text:span text:style-name="T31">12 <text:s/></text:span><text:span text:style-name="T17"><text:tab/><text:tab/></text:span><text:span text:style-name="T14">try</text:span><text:span text:style-name="T17"> </text:span><text:span text:style-name="T21">{</text:span><text:span text:style-name="T17"> </text:span></text:p>
      <text:p text:style-name="P20"><text:span text:style-name="T31">13 <text:s/></text:span><text:span text:style-name="T17"><text:s text:c="5"/><text:tab/><text:tab/></text:span><text:span text:style-name="T14">int</text:span><text:span text:style-name="T17"> </text:span><text:span text:style-name="T21">a</text:span><text:span text:style-name="T17"> </text:span><text:span text:style-name="T15">=</text:span><text:span text:style-name="T17"> </text:span><text:span text:style-name="T21">args.length();</text:span><text:span text:style-name="T17"> </text:span></text:p>
      <text:p text:style-name="P33"><text:span text:style-name="T31">14 <text:s/></text:span><text:span text:style-name="T17"><text:s text:c="5"/><text:tab/><text:tab/></text:span><text:span text:style-name="T23">Console.WriteLine</text:span><text:span text:style-name="T21">(</text:span><text:span text:style-name="T28">"a = "</text:span><text:span text:style-name="T17"> </text:span><text:span text:style-name="T15">+</text:span><text:span text:style-name="T17"> </text:span><text:span text:style-name="T21">a);</text:span><text:span text:style-name="T17"> </text:span></text:p>
      <text:p text:style-name="P20"><text:span text:style-name="T31">15 <text:s/></text:span><text:span text:style-name="T17"><text:s text:c="5"/><text:tab/><text:tab/></text:span><text:span text:style-name="T14">int</text:span><text:span text:style-name="T17"> </text:span><text:span text:style-name="T21">b</text:span><text:span text:style-name="T17"> </text:span><text:span text:style-name="T15">=</text:span><text:span text:style-name="T17"> </text:span><text:span text:style-name="T28">42</text:span><text:span text:style-name="T17"> </text:span><text:span text:style-name="T15">/</text:span><text:span text:style-name="T17"> </text:span><text:span text:style-name="T21">a;</text:span><text:span text:style-name="T17"> </text:span></text:p>
      <text:p text:style-name="P20"><text:span text:style-name="T31">16 <text:s/></text:span><text:span text:style-name="T17"><text:s text:c="5"/><text:tab/><text:tab/></text:span><text:span text:style-name="T21">procedure();</text:span><text:span text:style-name="T17"> </text:span></text:p>
      <text:p text:style-name="P20"><text:span text:style-name="T31">17 <text:s/></text:span><text:span text:style-name="T17"><text:tab/><text:tab/></text:span><text:span text:style-name="T21">}</text:span><text:span text:style-name="T17"> </text:span></text:p>
      <text:p text:style-name="P20"><text:span text:style-name="T31">18 <text:s/></text:span><text:span text:style-name="T17"><text:tab/><text:tab/></text:span><text:span text:style-name="T14">catch</text:span><text:span text:style-name="T17"> </text:span><text:span text:style-name="T21">(ArithmeticException</text:span><text:span text:style-name="T17"> </text:span><text:span text:style-name="T21">e)</text:span><text:span text:style-name="T17"> </text:span><text:span text:style-name="T21">{</text:span><text:span text:style-name="T17"> </text:span></text:p>
      <text:p text:style-name="P33"><text:span text:style-name="T31">19 <text:s/></text:span><text:span text:style-name="T17"><text:tab/><text:tab/><text:tab/></text:span><text:span text:style-name="T23">Console.WriteLine</text:span><text:span text:style-name="T21">(</text:span><text:span text:style-name="T28">"div by 0: "</text:span><text:span text:style-name="T17"> </text:span><text:span text:style-name="T15">+</text:span><text:span text:style-name="T17"> </text:span><text:span text:style-name="T21">e);</text:span><text:span text:style-name="T17"> </text:span></text:p>
      <text:p text:style-name="P20"><text:span text:style-name="T31">20 <text:s/></text:span><text:span text:style-name="T17"><text:tab/><text:tab/></text:span><text:span text:style-name="T21">}</text:span><text:span text:style-name="T17"> </text:span></text:p>
      <text:p text:style-name="P21"><text:span text:style-name="T31">21 <text:s/></text:span><text:span text:style-name="T17"><text:tab/></text:span><text:span text:style-name="T21">}</text:span></text:p>
      <text:p text:style-name="P22"><text:span text:style-name="T32">22 <text:s/></text:span>}</text:p>
      <text:p text:style-name="Text_20_body"/>
      <text:p text:style-name="Text_20_body"><text:tab/>Хотя встроенные Exception обрабатывают большинство частых ошибок, вероятно, вам потребуется создать ваши собственные типы Exception для обработки ситуаций, специфичных для ваших приложений. Это достаточно просто сделать: просто определите подкласс Exception.</text:p>
      <text:p text:style-name="Text_20_body"><text:tab/>В следующем примере объявляется новый подкласс Exception, который затем используется для сигнализации об ошибочной ситуации в методе. Он переопределяет метод toString(), позволяя отобразить тщательно настроенное описание Exception. </text:p>
      <text:p text:style-name="Text_20_body"/>
      <text:p text:style-name="Text_20_body">Пример:</text:p>
      <text:p text:style-name="Text_20_body"><text:soft-page-break/></text:p>
      <text:p text:style-name="P38"><text:span text:style-name="T32"><text:s/>1 <text:s/></text:span><text:span text:style-name="T14">class</text:span><text:span text:style-name="T17"> </text:span><text:span text:style-name="T36">MyException</text:span><text:span text:style-name="T17"> </text:span><text:span text:style-name="T21">:</text:span><text:span text:style-name="T17"> </text:span><text:span text:style-name="T21">Exception</text:span><text:span text:style-name="T17"> </text:span><text:span text:style-name="T21">{</text:span></text:p>
      <text:p text:style-name="P38"><text:span text:style-name="T32"><text:s/>2 <text:s/></text:span><text:span text:style-name="T19"><text:tab/><text:tab/></text:span><text:span text:style-name="T14">public</text:span><text:span text:style-name="T17"> </text:span><text:span text:style-name="T14">int</text:span><text:span text:style-name="T17"> </text:span><text:span text:style-name="T21">detail;</text:span></text:p>
      <text:p text:style-name="P38"><text:span text:style-name="T32"><text:s/>3 <text:s/></text:span><text:span text:style-name="T19"><text:tab/><text:tab/></text:span><text:span text:style-name="T14">public</text:span><text:span text:style-name="T17"> </text:span><text:span text:style-name="T30">MyException</text:span><text:span text:style-name="T21">(</text:span><text:span text:style-name="T14">int</text:span><text:span text:style-name="T17"> </text:span><text:span text:style-name="T21">a)</text:span><text:span text:style-name="T17"> </text:span><text:span text:style-name="T21">{</text:span></text:p>
      <text:p text:style-name="P38"><text:span text:style-name="T32"><text:s/>4 <text:s/></text:span><text:span text:style-name="T19"><text:tab/><text:tab/><text:tab/></text:span><text:span text:style-name="T21">detail</text:span><text:span text:style-name="T17"> </text:span><text:span text:style-name="T15">=</text:span><text:span text:style-name="T17"> </text:span><text:span text:style-name="T21">a;</text:span></text:p>
      <text:p text:style-name="P39"><text:span text:style-name="T32"><text:s/>5 <text:s/><text:tab/><text:tab/></text:span>}</text:p>
      <text:p text:style-name="P38"><text:span text:style-name="T32"><text:s/>6 <text:s/><text:tab/><text:tab/></text:span><text:span text:style-name="T14">public</text:span><text:span text:style-name="T17"> </text:span><text:span text:style-name="T21">String</text:span><text:span text:style-name="T17"> </text:span><text:span text:style-name="T30">toString</text:span><text:span text:style-name="T21">()</text:span><text:span text:style-name="T17"> </text:span><text:span text:style-name="T21">{</text:span></text:p>
      <text:p text:style-name="P38"><text:span text:style-name="T32"><text:s/>7 <text:s/><text:tab/><text:tab/><text:tab/></text:span><text:span text:style-name="T14">return</text:span><text:span text:style-name="T17"> </text:span><text:span text:style-name="T28">"MyException!"</text:span><text:span text:style-name="T17"> </text:span><text:span text:style-name="T15">+</text:span><text:span text:style-name="T17"> </text:span><text:span text:style-name="T21">detail;</text:span></text:p>
      <text:p text:style-name="P39"><text:span text:style-name="T32"><text:s/>8 <text:s/><text:tab/><text:tab/></text:span>}</text:p>
      <text:p text:style-name="P39"><text:span text:style-name="T32"><text:s/>9 <text:s/></text:span>}</text:p>
      <text:p text:style-name="P38"><text:span text:style-name="T32">10 <text:s/></text:span><text:span text:style-name="T14">class</text:span><text:span text:style-name="T17"> </text:span><text:span text:style-name="T36">ExceptionDemo</text:span><text:span text:style-name="T17"> </text:span><text:span text:style-name="T21">{</text:span></text:p>
      <text:p text:style-name="P38"><text:span text:style-name="T32">11 <text:s/><text:tab/></text:span><text:span text:style-name="T14">static</text:span><text:span text:style-name="T17"> </text:span><text:span text:style-name="T14">void</text:span><text:span text:style-name="T17"> </text:span><text:span text:style-name="T30">compute</text:span><text:span text:style-name="T21">(</text:span><text:span text:style-name="T14">int</text:span><text:span text:style-name="T17"> </text:span><text:span text:style-name="T21">a)</text:span><text:span text:style-name="T17"> </text:span><text:span text:style-name="T21">{</text:span></text:p>
      <text:p text:style-name="P38"><text:span text:style-name="T32">12 <text:s/></text:span><text:span text:style-name="T17"><text:s/><text:tab/></text:span><text:span text:style-name="T21">Console.WriteLine(</text:span><text:span text:style-name="T28">"Вызван compute("</text:span><text:span text:style-name="T17"> </text:span><text:span text:style-name="T15">+</text:span><text:span text:style-name="T17"> </text:span><text:span text:style-name="T21">a</text:span><text:span text:style-name="T17"> </text:span><text:span text:style-name="T15">+</text:span><text:span text:style-name="T17"> </text:span><text:span text:style-name="T28">")"</text:span><text:span text:style-name="T21">);</text:span></text:p>
      <text:p text:style-name="P38"><text:span text:style-name="T32">13 <text:s/></text:span><text:span text:style-name="T17"><text:s/><text:tab/></text:span><text:span text:style-name="T14">if</text:span><text:span text:style-name="T21">(a</text:span><text:span text:style-name="T17"> </text:span><text:span text:style-name="T15">&gt;</text:span><text:span text:style-name="T17"> </text:span><text:span text:style-name="T28">10</text:span><text:span text:style-name="T21">)</text:span></text:p>
      <text:p text:style-name="P38"><text:span text:style-name="T32">14 <text:s/></text:span><text:span text:style-name="T17"><text:s/><text:tab/><text:tab/></text:span><text:span text:style-name="T14">throw</text:span><text:span text:style-name="T17"> </text:span><text:span text:style-name="T14">new</text:span><text:span text:style-name="T17"> </text:span><text:span text:style-name="T30">MyException</text:span><text:span text:style-name="T21">(a);</text:span></text:p>
      <text:p text:style-name="P38"><text:span text:style-name="T32">15 <text:s/></text:span><text:span text:style-name="T17"><text:s/><text:tab/><text:tab/></text:span><text:span text:style-name="T21">Console.WriteLine(</text:span><text:span text:style-name="T28">"Нормальное завершение"</text:span><text:span text:style-name="T21">);</text:span></text:p>
      <text:p text:style-name="P38"><text:span text:style-name="T32">16 <text:s/></text:span><text:span text:style-name="T17"><text:s/><text:tab/></text:span><text:span text:style-name="T21">}</text:span></text:p>
      <text:p text:style-name="P38"><text:span text:style-name="T32">17 <text:s/></text:span><text:span text:style-name="T17"><text:s/><text:tab/></text:span><text:span text:style-name="T14">public</text:span><text:span text:style-name="T17"> </text:span><text:span text:style-name="T14">static</text:span><text:span text:style-name="T17"> </text:span><text:span text:style-name="T14">void</text:span><text:span text:style-name="T17"> </text:span><text:span text:style-name="T30">Main</text:span><text:span text:style-name="T21">()</text:span><text:span text:style-name="T17"> </text:span><text:span text:style-name="T21">{</text:span></text:p>
      <text:p text:style-name="P38"><text:span text:style-name="T32">18 <text:s/></text:span><text:span text:style-name="T17"><text:s/><text:tab/><text:tab/></text:span><text:span text:style-name="T14">try</text:span><text:span text:style-name="T17"> </text:span><text:span text:style-name="T21">{</text:span></text:p>
      <text:p text:style-name="P38"><text:span text:style-name="T32">19 <text:s/></text:span><text:span text:style-name="T17"><text:s/><text:tab/><text:tab/><text:tab/></text:span><text:span text:style-name="T21">compute(</text:span><text:span text:style-name="T28">1</text:span><text:span text:style-name="T21">);</text:span></text:p>
      <text:p text:style-name="P38"><text:span text:style-name="T32">20 <text:s/></text:span><text:span text:style-name="T17"><text:s/><text:tab/><text:tab/><text:tab/></text:span><text:span text:style-name="T21">compute(</text:span><text:span text:style-name="T28">20</text:span><text:span text:style-name="T21">);</text:span></text:p>
      <text:p text:style-name="P38"><text:span text:style-name="T32">21 <text:s/></text:span><text:span text:style-name="T17"><text:s/><text:tab/><text:tab/></text:span><text:span text:style-name="T21">}</text:span></text:p>
      <text:p text:style-name="P38"><text:span text:style-name="T32">22 <text:s/></text:span><text:span text:style-name="T17"><text:s/><text:tab/><text:tab/></text:span><text:span text:style-name="T14">catch</text:span><text:span text:style-name="T17"> </text:span><text:span text:style-name="T21">(MyException</text:span><text:span text:style-name="T17"> </text:span><text:span text:style-name="T21">e)</text:span><text:span text:style-name="T17"> </text:span><text:span text:style-name="T21">{</text:span></text:p>
      <text:p text:style-name="P38"><text:span text:style-name="T32">23 <text:s/><text:tab/><text:tab/><text:tab/></text:span><text:span text:style-name="T21">Console.WriteLine(</text:span><text:span text:style-name="T28">"Перехвачено "</text:span><text:span text:style-name="T17"> </text:span><text:span text:style-name="T15">+</text:span><text:span text:style-name="T17"> </text:span><text:span text:style-name="T21">e)</text:span><text:span text:style-name="T17"> </text:span><text:span text:style-name="T21">;</text:span></text:p>
      <text:p text:style-name="P38"><text:span text:style-name="T32">24 <text:s/></text:span><text:span text:style-name="T17"><text:s/><text:tab/><text:tab/></text:span><text:span text:style-name="T21">}</text:span></text:p>
      <text:p text:style-name="P38"><text:span text:style-name="T32">25 <text:s/></text:span><text:span text:style-name="T17"><text:s/><text:tab/></text:span><text:span text:style-name="T21">}</text:span></text:p>
      <text:p text:style-name="P38"><text:span text:style-name="T32">26 <text:s/></text:span><text:span text:style-name="T21">}</text:span> </text:p>
      <text:p text:style-name="Standard"><text:s/></text:p>
      <text:p text:style-name="Text_20_body"><text:tab/>В этом примере определен подкласс Exception с именем MyException. Этот подкласс достаточно прост: он имеет только конструктор и перегруженный метод toString. Класс ExceptionDemo определяет метод под названием compute(), который возбуждает объект MyException. Это Exception возбуждается, когда целочисленный параметр compute() принимает значение больше 10. </text:p>
      <text:p text:style-name="Text_20_body"><text:tab/>Метод main() устанавливает обработчик Exception MyException, затем вызывает compute() с правильным параметром (меньше 10), и с неправильным, чтобы продемонстрировать оба пути выполнения кода. Ниже показан результат. </text:p>
      <text:p text:style-name="terminal"><text:soft-page-break/>Вызван compute(1)</text:p>
      <text:p text:style-name="terminal">Нормальное завершение</text:p>
      <text:p text:style-name="terminal">Вызван compute(20)</text:p>
      <text:p text:style-name="terminal">Перехвачено MyException[20] </text:p>
      <text:p text:style-name="Text_20_body">Выше были рассмотрены способы обработки Exception и передача Exception в вызывающий метод. Однако имеется возможность совмещения этих подходов, т.е. Exception может быть обработано и выброшено в вызывающий метод:</text:p>
      <text:p text:style-name="Text_20_body"/>
      <text:p text:style-name="Мой_20_код"><text:span text:style-name="T13">public String </text:span>сформироватьОписание<text:span text:style-name="T13">() {</text:span></text:p>
      <text:p text:style-name="Мой_20_код"><text:s text:c="3"/>try {</text:p>
      <text:p text:style-name="Мой_20_код">...</text:p>
      <text:p text:style-name="Мой_20_код"/>
      <text:p text:style-name="P27">if (nazvanie = = null || nazvanie.equals(“”)) </text:p>
      <text:p text:style-name="P25"><text:span text:style-name="T13"><text:tab/><text:tab/>throw new MyException (“</text:span>Не<text:span text:style-name="T13"> </text:span>указано<text:span text:style-name="T13"> </text:span>название<text:span text:style-name="T13"> </text:span>дерева<text:span text:style-name="T13">”);</text:span></text:p>
      <text:p text:style-name="Мой_20_код"/>
      <text:p text:style-name="Мой_20_код">...</text:p>
      <text:p text:style-name="Мой_20_код"/>
      <text:p text:style-name="P25"><text:s text:c="3"/>} </text:p>
      <text:p text:style-name="P25">catch (MyException ex) {</text:p>
      <text:p text:style-name="P40"><text:tab/><text:tab/><text:span text:style-name="T40">Console.WriteLine</text:span>(ex.getMessage());</text:p>
      <text:p text:style-name="P25"><text:tab/><text:tab/>throw ex; // повторный выброс Exception </text:p>
      <text:p text:style-name="P25"><text:tab/><text:tab/><text:tab/><text:tab/>// (операция return отсутствует)</text:p>
      <text:p text:style-name="Мой_20_код"><text:s text:c="3"/>}</text:p>
      <text:p text:style-name="Мой_20_код">}</text:p>
      <text:p text:style-name="Text_20_body"/>
      <text:h text:style-name="Heading_20_3" text:outline-level="3">Повторное создание Exception</text:h>
      <text:p text:style-name="Text_20_body"><text:span text:style-name="T13">T</text:span>hrow можно также использовать в блоке catch для повторного создания Exception, обрабатываемого в блоке catch. В этом случае оператор throw не принимает операнд Exception. Это наиболее полезно, когда метод передает аргумент от вызывающего объекта в другой метод библиотеки, а метод библиотеки создает Exception, которое должно быть передано вызывающему объекту. Например, в следующем примере повторно создается Exception NullReferenceException, возникающее при попытке получить первый символ неинициализированной строки.</text:p>
      <text:h text:style-name="Heading_20_3" text:outline-level="3"><text:soft-page-break/>Повторное генерирование Exception</text:h>
      <text:p text:style-name="Text_20_body">Exception, перехваченное в одном блоке catch, может быть повторно сгенерировано в другом блоке, чтобы быть перехваченным во внешнем блоке catch. Наиболее вероятной причиной для повторного генерирования Exception служит предоставление доступа к Exception нескольким обработчикам. Допустим, что один обработчик оперирует каким-нибудь одним аспектом Exception, а другой обработчик — другим его аспектом. Для повторного генерирования Exception достаточно указать оператор throw без сопутствующего выражения, как в приведенной ниже форме:</text:p>
      <text:p text:style-name="Мой_20_код">throw;</text:p>
      <text:p text:style-name="P24">Не следует, однако, забывать, что когда Exception генерируется повторно, то оно не перехватывается снова тем же самым блоком catch, а передается во внешний блок catch. </text:p>
      <text:p text:style-name="P24"/>
      <text:p text:style-name="P24">Пример<text:span text:style-name="T13">:</text:span></text:p>
      <text:p text:style-name="P28"/>
      <text:p text:style-name="P20"><text:span text:style-name="T31"><text:s/>1 <text:s/></text:span><text:span text:style-name="T14">using</text:span><text:span text:style-name="T17"> </text:span><text:span text:style-name="T14">System</text:span><text:span text:style-name="T21">;</text:span></text:p>
      <text:p text:style-name="P20"><text:span text:style-name="T31"><text:s/>2 <text:s/></text:span><text:span text:style-name="T14">namespace</text:span><text:span text:style-name="T17"> </text:span><text:span text:style-name="T14">ConsoleApplication1</text:span><text:span text:style-name="T17"> <text:s/></text:span><text:span text:style-name="T21">{</text:span></text:p>
      <text:p text:style-name="P20"><text:span text:style-name="T31"><text:s/>3 <text:s/></text:span><text:span text:style-name="T17"><text:tab/></text:span><text:span text:style-name="T14">class</text:span><text:span text:style-name="T17"> </text:span><text:span text:style-name="T36">Program</text:span><text:span text:style-name="T17"> <text:s text:c="2"/></text:span><text:span text:style-name="T21">{</text:span></text:p>
      <text:p text:style-name="P20"><text:span text:style-name="T31"><text:s/>4 <text:s/></text:span><text:span text:style-name="T17"><text:s/><text:tab/><text:tab/></text:span><text:span text:style-name="T14">static</text:span><text:span text:style-name="T17"> </text:span><text:span text:style-name="T14">void</text:span><text:span text:style-name="T17"> </text:span><text:span text:style-name="T30">Del</text:span><text:span text:style-name="T21">(</text:span><text:span text:style-name="T14">int</text:span><text:span text:style-name="T17"> </text:span><text:span text:style-name="T21">x,</text:span><text:span text:style-name="T17"> </text:span><text:span text:style-name="T14">int</text:span><text:span text:style-name="T17"> </text:span><text:span text:style-name="T21">y)</text:span><text:span text:style-name="T17"> </text:span><text:span text:style-name="T21">{</text:span></text:p>
      <text:p text:style-name="P20"><text:span text:style-name="T31"><text:s/>5 <text:s/></text:span><text:span text:style-name="T17"><text:s text:c="8"/><text:tab/></text:span><text:span text:style-name="T14">try</text:span><text:span text:style-name="T17"> </text:span><text:span text:style-name="T21">{</text:span></text:p>
      <text:p text:style-name="P20"><text:span text:style-name="T31"><text:s/>6 <text:s/></text:span><text:span text:style-name="T17"><text:s text:c="15"/></text:span><text:span text:style-name="T14">int</text:span><text:span text:style-name="T17"> </text:span><text:span text:style-name="T21">result</text:span><text:span text:style-name="T17"> </text:span><text:span text:style-name="T15">=</text:span><text:span text:style-name="T17"> </text:span><text:span text:style-name="T21">x</text:span><text:span text:style-name="T17"> </text:span><text:span text:style-name="T15">/</text:span><text:span text:style-name="T17"> </text:span><text:span text:style-name="T21">y;</text:span></text:p>
      <text:p text:style-name="P20"><text:span text:style-name="T31"><text:s/>7 <text:s/></text:span><text:span text:style-name="T17"><text:s text:c="11"/></text:span><text:span text:style-name="T21">}</text:span></text:p>
      <text:p text:style-name="P20"><text:span text:style-name="T31"><text:s/>8 <text:s/></text:span><text:span text:style-name="T17"><text:s text:c="11"/></text:span><text:span text:style-name="T14">catch</text:span><text:span text:style-name="T21">(DivideByZeroException)</text:span><text:span text:style-name="T17"> </text:span><text:span text:style-name="T21">{</text:span></text:p>
      <text:p text:style-name="P20"><text:span text:style-name="T31"><text:s/>9 <text:s/></text:span><text:span text:style-name="T17"><text:s text:c="15"/></text:span><text:span text:style-name="T21">Console.WriteLine(</text:span><text:span text:style-name="T28">"Деление на ноль!"</text:span><text:span text:style-name="T21">);</text:span></text:p>
      <text:p text:style-name="P20"><text:span text:style-name="T31">10 <text:s/></text:span><text:span text:style-name="T17"><text:s text:c="15"/></text:span><text:span text:style-name="T14">throw</text:span><text:span text:style-name="T21">;</text:span></text:p>
      <text:p text:style-name="P20"><text:span text:style-name="T31">11 <text:s/></text:span><text:span text:style-name="T17"><text:s text:c="11"/></text:span><text:span text:style-name="T21">}</text:span></text:p>
      <text:p text:style-name="P20"><text:span text:style-name="T31">12 <text:s/></text:span><text:span text:style-name="T17"><text:s text:c="7"/></text:span><text:span text:style-name="T21">}</text:span></text:p>
      <text:p text:style-name="P20"><text:span text:style-name="T31">13 <text:s/></text:span><text:span text:style-name="T17"><text:s text:c="7"/></text:span><text:span text:style-name="T14">static</text:span><text:span text:style-name="T17"> </text:span><text:span text:style-name="T14">void</text:span><text:span text:style-name="T17"> </text:span><text:span text:style-name="T30">Main</text:span><text:span text:style-name="T21">()</text:span><text:span text:style-name="T17"> </text:span><text:span text:style-name="T21">{</text:span></text:p>
      <text:p text:style-name="P20"><text:span text:style-name="T31">14 <text:s/></text:span><text:span text:style-name="T17"><text:s text:c="11"/></text:span><text:span text:style-name="T14">try</text:span><text:span text:style-name="T17"> </text:span><text:span text:style-name="T21">{</text:span></text:p>
      <text:p text:style-name="P20"><text:span text:style-name="T31">15 <text:s/></text:span><text:span text:style-name="T17"><text:s text:c="15"/></text:span><text:span text:style-name="T21">Del(</text:span><text:span text:style-name="T28">5</text:span><text:span text:style-name="T21">,</text:span><text:span text:style-name="T17"> </text:span><text:span text:style-name="T28">0</text:span><text:span text:style-name="T21">);</text:span></text:p>
      <text:p text:style-name="P20"><text:span text:style-name="T31">16 <text:s/></text:span><text:span text:style-name="T17"><text:s text:c="11"/></text:span><text:span text:style-name="T21">}</text:span></text:p>
      <text:p text:style-name="P20"><text:soft-page-break/><text:span text:style-name="T31">17 <text:s/></text:span><text:span text:style-name="T17"><text:s text:c="11"/></text:span><text:span text:style-name="T14">catch</text:span><text:span text:style-name="T17"> </text:span><text:span text:style-name="T21">(DivideByZeroException)</text:span><text:span text:style-name="T17"> </text:span><text:span text:style-name="T21">{</text:span></text:p>
      <text:p text:style-name="P20"><text:span text:style-name="T31">18 <text:s/></text:span><text:span text:style-name="T17"><text:s text:c="12"/></text:span><text:span text:style-name="T21">Console.WriteLine(</text:span><text:span text:style-name="T28">"Программная ошибка!"</text:span><text:span text:style-name="T21">);</text:span></text:p>
      <text:p text:style-name="P20"><text:span text:style-name="T31">19 <text:s/></text:span><text:span text:style-name="T17"><text:s text:c="11"/></text:span><text:span text:style-name="T21">}</text:span></text:p>
      <text:p text:style-name="P20"><text:span text:style-name="T31">20 <text:s/></text:span><text:span text:style-name="T17"><text:s text:c="11"/></text:span><text:span text:style-name="T21">Console.ReadLine();</text:span></text:p>
      <text:p text:style-name="P20"><text:span text:style-name="T31">21 <text:s/></text:span><text:span text:style-name="T17"><text:s text:c="7"/></text:span><text:span text:style-name="T21">}</text:span></text:p>
      <text:p text:style-name="P20"><text:span text:style-name="T31">22 <text:s/></text:span><text:span text:style-name="T17"><text:s text:c="4"/></text:span><text:span text:style-name="T21">}</text:span></text:p>
      <text:p text:style-name="P23"><text:span text:style-name="T31">23 <text:s/></text:span>}</text:p>
      <text:p text:style-name="Text_20_body"/>
      <text:h text:style-name="P34" text:outline-level="1">Варианты заданий<text:bookmark-end text:name="_Toc385432836"/><text:bookmark-end text:name="_Toc385611379"/></text:h>
      <text:h text:style-name="P37" text:outline-level="1"/>
      <text:h text:style-name="Heading_20_2" text:outline-level="2">Вариант № 1</text:h>
      <text:h text:style-name="Heading_20_3" text:outline-level="3">Смоделировать структуру предприятия:</text:h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ext_20_body">Классы</text:p>
          </table:table-cell>
          <table:table-cell table:style-name="Таблица1.A1" office:value-type="string">
            <text:p text:style-name="Text_20_body">Свойства и методы</text:p>
          </table:table-cell>
        </table:table-row>
        <table:table-row table:style-name="Таблица1.1">
          <table:table-cell table:style-name="Таблица1.A1" office:value-type="string">
            <text:p text:style-name="Text_20_body">Фирма</text:p>
          </table:table-cell>
          <table:table-cell table:style-name="Таблица1.A1" office:value-type="string">
            <text:p text:style-name="Text_20_body">название (<text:span text:style-name="T13">get</text:span>, <text:span text:style-name="T13">set</text:span>)</text:p>
          </table:table-cell>
        </table:table-row>
        <table:table-row table:style-name="Таблица1.1">
          <table:table-cell table:style-name="Таблица1.A1" office:value-type="string">
            <text:p text:style-name="Text_20_body">Отдел</text:p>
          </table:table-cell>
          <table:table-cell table:style-name="Таблица1.A1" office:value-type="string">
            <text:p text:style-name="Text_20_body">название (<text:span text:style-name="T13">get</text:span>, <text:span text:style-name="T13">set</text:span>)</text:p>
            <text:p text:style-name="Text_20_body">количество сотрудников (<text:span text:style-name="T13">get</text:span>, <text:span text:style-name="T13">set</text:span>)</text:p>
          </table:table-cell>
        </table:table-row>
        <table:table-row table:style-name="Таблица1.1">
          <table:table-cell table:style-name="Таблица1.A1" office:value-type="string">
            <text:p text:style-name="Text_20_body">Сотрудник</text:p>
          </table:table-cell>
          <table:table-cell table:style-name="Таблица1.A1" office:value-type="string">
            <text:p text:style-name="Text_20_body">фио<text:span text:style-name="T13"> (get, set)</text:span></text:p>
            <text:p text:style-name="Text_20_body">должность<text:span text:style-name="T13"> (get, set)</text:span></text:p>
            <text:p text:style-name="Text_20_body">оклад (<text:span text:style-name="T13">get</text:span>, <text:span text:style-name="T13">set</text:span>)</text:p>
            <text:p text:style-name="Text_20_body">рассчитать зарплату()</text:p>
          </table:table-cell>
        </table:table-row>
        <table:table-row table:style-name="Таблица1.1">
          <table:table-cell table:style-name="Таблица1.A1" office:value-type="string">
            <text:p text:style-name="Text_20_body">Штатный сотрудник</text:p>
          </table:table-cell>
          <table:table-cell table:style-name="Таблица1.A1" office:value-type="string">
            <text:p text:style-name="Text_20_body">премия (<text:span text:style-name="T13">get</text:span>, <text:span text:style-name="T13">set</text:span>)</text:p>
            <text:p text:style-name="Text_20_body">рассчитать зарплату()</text:p>
          </table:table-cell>
        </table:table-row>
        <table:table-row table:style-name="Таблица1.1">
          <table:table-cell table:style-name="Таблица1.A1" office:value-type="string">
            <text:p text:style-name="Text_20_body">Сотрудник по контракту</text:p>
          </table:table-cell>
          <table:table-cell table:style-name="Таблица1.A1" office:value-type="string">
            <text:p text:style-name="Text_20_body"/>
            <text:p text:style-name="Text_20_body">рассчитать зарплату()</text:p>
          </table:table-cell>
        </table:table-row>
      </table:table>
      <text:p text:style-name="Text_20_body"/>
      <text:p text:style-name="Text_20_body">а) Обработать все Exception с помощью блока <text:span text:style-name="T13">try</text:span>…<text:span text:style-name="T13">catch</text:span>(<text:span text:style-name="T13">Exception</text:span> …) в методе «рассчитать зарплату» классов Штатный сотрудник и Сотрудник по контракту. При возникновении Exception выводить<text:bookmark text:name="_GoBack"/> на экран сообщение об ошибке.</text:p>
      <text:p text:style-name="Text_20_body"/>
      <text:p text:style-name="Text_20_body">Описать собственный класс Exception <text:span text:style-name="T13">PremiyaException</text:span>. В методе «рассчитать зарплату» класса Штатный сотрудник выбрасывать собственное Exception типа <text:span text:style-name="T13">PremiyaException</text:span> при отрицательном значении свойства Премия. В этом же методе обработать <text:span text:style-name="T13">PremiyaException</text:span> в блоке <text:span text:style-name="T13">catch</text:span>. При возникновении Exception выводить сообщение об ошибке на экран.</text:p>
      <text:p text:style-name="Text_20_body"/>
      <text:p text:style-name="Text_20_body">В основной программе проверить работу блока обработки Exception метода «рассчитать зарплату».</text:p>
      <text:p text:style-name="Text_20_body"/>
      <text:p text:style-name="Text_20_body"><text:soft-page-break/>б) Описать собственный класс Exception <text:span text:style-name="T13">OkladException</text:span>. В конструкторе реализовать проверку значения оклада, при отрицательном значении выбрасывать собственное Exception типа <text:span text:style-name="T13">OkladException</text:span>. Обработать Exception <text:span text:style-name="T13">OkladException</text:span> с помощью блока try…<text:span text:style-name="T13">catch</text:span>, в блоке обработки Exception вывести на экран сообщение «Невозможно создать сотрудника – указан отрицательный оклад: &lt;оклад&gt; » и повторно создать Exception.</text:p>
      <text:p text:style-name="Text_20_body"/>
      <text:p text:style-name="Text_20_body"><text:tab/>В основной программе (<text:span text:style-name="T13">main</text:span>) обработать вызов конструктора класса Сотрудник и проверить работу обработчика Exception.</text:p>
      <text:p text:style-name="Text_20_body"/>
      <text:h text:style-name="P36" text:outline-level="2">Вариант № 2</text:h>
      <text:h text:style-name="Heading_20_3" text:outline-level="3">Смоделировать структуру банка:</text:h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ext_20_body">Классы</text:p>
          </table:table-cell>
          <table:table-cell table:style-name="Таблица2.A1" office:value-type="string">
            <text:p text:style-name="Text_20_body">Свойства</text:p>
          </table:table-cell>
        </table:table-row>
        <table:table-row table:style-name="Таблица2.1">
          <table:table-cell table:style-name="Таблица2.A1" office:value-type="string">
            <text:p text:style-name="Text_20_body">Банк</text:p>
          </table:table-cell>
          <table:table-cell table:style-name="Таблица2.A1" office:value-type="string">
            <text:p text:style-name="Text_20_body">название<text:span text:style-name="T13"> (get, set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Филиал</text:p>
          </table:table-cell>
          <table:table-cell table:style-name="Таблица2.A1" office:value-type="string">
            <text:p text:style-name="Text_20_body">название (<text:span text:style-name="T13">get</text:span>, <text:span text:style-name="T13">set</text:span>)</text:p>
            <text:p text:style-name="Text_20_body">общая сумма вкладов (<text:span text:style-name="T13">get</text:span>, <text:span text:style-name="T13">set</text:span>)</text:p>
          </table:table-cell>
        </table:table-row>
        <table:table-row table:style-name="Таблица2.1">
          <table:table-cell table:style-name="Таблица2.A1" office:value-type="string">
            <text:p text:style-name="Text_20_body">Вклад</text:p>
          </table:table-cell>
          <table:table-cell table:style-name="Таблица2.A1" office:value-type="string">
            <text:p text:style-name="Text_20_body">фио<text:span text:style-name="T13"> </text:span>вкладчика<text:span text:style-name="T13"> (get, set)</text:span></text:p>
            <text:p text:style-name="Text_20_body">сумма<text:span text:style-name="T13"> </text:span>вклада<text:span text:style-name="T13"> (get, set)</text:span></text:p>
            <text:p text:style-name="Text_20_body">рассчитать сумму вклада (количество месяцев)</text:p>
            <text:p text:style-name="Text_20_body"/>
          </table:table-cell>
        </table:table-row>
        <table:table-row table:style-name="Таблица2.1">
          <table:table-cell table:style-name="Таблица2.A1" office:value-type="string">
            <text:p text:style-name="Text_20_body">Долгосрочный вклад</text:p>
          </table:table-cell>
          <table:table-cell table:style-name="Таблица2.A1" office:value-type="string">
            <text:p text:style-name="Text_20_body">рассчитать сумму вклада (количество месяцев)</text:p>
          </table:table-cell>
        </table:table-row>
        <table:table-row table:style-name="Таблица2.1">
          <table:table-cell table:style-name="Таблица2.A1" office:value-type="string">
            <text:p text:style-name="Text_20_body">Вклад до востребования</text:p>
          </table:table-cell>
          <table:table-cell table:style-name="Таблица2.A1" office:value-type="string">
            <text:p text:style-name="Text_20_body"/>
            <text:p text:style-name="Text_20_body">рассчитать сумму вклада (количество месяцев)</text:p>
          </table:table-cell>
        </table:table-row>
      </table:table>
      <text:p text:style-name="Text_20_body"/>
      <text:p text:style-name="Text_20_body">а) Обработать все Exception с помощью блока <text:span text:style-name="T13">try</text:span>…<text:span text:style-name="T13">catch</text:span>(<text:span text:style-name="T13">Exception</text:span> …) в методе «рассчитать сумму вклада (количество месяцев)» классов Долгосрочный вклад и Вклад до востребования. При возникновении Exception выводить на экран сообщение об.</text:p>
      <text:p text:style-name="Text_20_body"/>
      <text:p text:style-name="Text_20_body">Описать собственный класс Exception <text:span text:style-name="T13">KolichestvoException</text:span>. В методе «рассчитать сумму вклада (количество месяцев)» классов Долгосрочный вклад и Вклад до востребования осуществить проверку значения параметра Количество месяцев - выбрасывать собственное Exception типа <text:span text:style-name="T13">KolichestvoException</text:span> при отрицательном значении. В этом же методе обработать <text:span text:style-name="T13">KolichestvoException</text:span> в блоке <text:span text:style-name="T13">catch</text:span>. При возникновении Exception выводить сообщение об ошибке на экран.</text:p>
      <text:p text:style-name="Text_20_body"/>
      <text:p text:style-name="Text_20_body">В основной программе проверить работу блока обработки Exception метода «рассчитать сумму вклада (количество месяцев)».</text:p>
      <text:p text:style-name="Text_20_body"/>
      <text:p text:style-name="Text_20_body"><text:soft-page-break/>б) Описать собственный класс Exception <text:span text:style-name="T13">VkladException</text:span>. В конструкторе реализовать проверку значения суммы вклада, при отрицательном значении выбрасывать собственное Exception типа <text:span text:style-name="T13">VkladException</text:span>. Обработать Exception <text:span text:style-name="T13">VkladException</text:span> с помощью блока try…<text:span text:style-name="T13">catch</text:span>, в блоке обработки Exception вывести на экран сообщение «Невозможно создать вклад – указана отрицательная сумма вклада: &lt;сумма вклада&gt; » и повторно создать Exception.</text:p>
      <text:p text:style-name="Text_20_body"/>
      <text:p text:style-name="Text_20_body"><text:tab/>В основной программе (<text:span text:style-name="T13">main</text:span>) обработать вызов конструктора класса Вклад и проверить работу обработчика Exception.</text:p>
      <text:p text:style-name="Text_20_body"/>
      <text:h text:style-name="P36" text:outline-level="2">Вариант № 3</text:h>
      <text:h text:style-name="Heading_20_3" text:outline-level="3">Смоделировать структуру аэропорта:</text:h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Text_20_body">Классы</text:p>
          </table:table-cell>
          <table:table-cell table:style-name="Таблица3.A1" office:value-type="string">
            <text:p text:style-name="Text_20_body">Свойства</text:p>
          </table:table-cell>
        </table:table-row>
        <table:table-row table:style-name="Таблица3.1">
          <table:table-cell table:style-name="Таблица3.A1" office:value-type="string">
            <text:p text:style-name="Text_20_body">Аэропорт</text:p>
          </table:table-cell>
          <table:table-cell table:style-name="Таблица3.A1" office:value-type="string">
            <text:p text:style-name="Text_20_body">название<text:span text:style-name="T13"> (get, set)</text:span></text:p>
          </table:table-cell>
        </table:table-row>
        <table:table-row table:style-name="Таблица3.1">
          <table:table-cell table:style-name="Таблица3.A1" office:value-type="string">
            <text:p text:style-name="Text_20_body">Летательный аппарат</text:p>
          </table:table-cell>
          <table:table-cell table:style-name="Таблица3.A1" office:value-type="string">
            <text:p text:style-name="Text_20_body">название (<text:span text:style-name="T13">get</text:span>, <text:span text:style-name="T13">set</text:span>)</text:p>
            <text:p text:style-name="Text_20_body">макс. количество пассажиров (<text:span text:style-name="T13">get</text:span>, <text:span text:style-name="T13">set</text:span>)</text:p>
            <text:p text:style-name="Text_20_body">взлет()</text:p>
          </table:table-cell>
        </table:table-row>
        <table:table-row table:style-name="Таблица3.1">
          <table:table-cell table:style-name="Таблица3.A1" office:value-type="string">
            <text:p text:style-name="Text_20_body">Самолет</text:p>
          </table:table-cell>
          <table:table-cell table:style-name="Таблица3.A1" office:value-type="string">
            <text:p text:style-name="Text_20_body">длина полосы разгона (<text:span text:style-name="T13">get</text:span>, <text:span text:style-name="T13">set</text:span>)</text:p>
            <text:p text:style-name="Text_20_body">взлет()</text:p>
          </table:table-cell>
        </table:table-row>
        <table:table-row table:style-name="Таблица3.1">
          <table:table-cell table:style-name="Таблица3.A1" office:value-type="string">
            <text:p text:style-name="Text_20_body">Вертолет</text:p>
          </table:table-cell>
          <table:table-cell table:style-name="Таблица3.A1" office:value-type="string">
            <text:p text:style-name="Text_20_body">взлет()</text:p>
          </table:table-cell>
        </table:table-row>
        <table:table-row table:style-name="Таблица3.1">
          <table:table-cell table:style-name="Таблица3.A1" office:value-type="string">
            <text:p text:style-name="Text_20_body">Пассажир</text:p>
          </table:table-cell>
          <table:table-cell table:style-name="Таблица3.A1" office:value-type="string">
            <text:p text:style-name="Text_20_body">фио<text:span text:style-name="T13"> (get, set)</text:span></text:p>
            <text:p text:style-name="Text_20_body"><text:span text:style-name="T13">№</text:span>посадочного<text:span text:style-name="T13"> </text:span>места<text:span text:style-name="T13"> (get, set)</text:span></text:p>
          </table:table-cell>
        </table:table-row>
      </table:table>
      <text:p text:style-name="Text_20_body"/>
      <text:p text:style-name="Text_20_body">а) Обработать все Exception с помощью блока <text:span text:style-name="T13">try</text:span>…<text:span text:style-name="T13">catch</text:span>(<text:span text:style-name="T13">Exception</text:span> …) <text:s/>в методе «взлет» классов Самолет <text:s/>Вертолет. При возникновении Exception выводить на экран сообщение об ошибке.</text:p>
      <text:p text:style-name="Text_20_body"/>
      <text:p text:style-name="Text_20_body">Описать собственный класс Exception <text:span text:style-name="T13">KolichestvoException</text:span>. В методе «добавить пассажира» класса Летательный аппарат выбрасывать собственное Exception типа <text:span text:style-name="T13">KolichestvoException</text:span> при превышении максимального количества пассажиров (сравнивать текущее количество пассажиров и значение свойства «макс. количество пассажиров»). В этом же методе обработать <text:span text:style-name="T13">KolichestvoException</text:span> в блоке <text:span text:style-name="T13">catch</text:span>. При возникновении Exception выводить сообщение об ошибке на экран.</text:p>
      <text:p text:style-name="Text_20_body"/>
      <text:p text:style-name="Text_20_body">В основной программе (<text:span text:style-name="T13">main</text:span>) проверить работу блока обработки Exception методов «взлет» и «добавить пассажира».</text:p>
      <text:p text:style-name="Text_20_body"/>
      <text:p text:style-name="Text_20_body">б) Описать собственный класс Exception <text:span text:style-name="T13">PolosaRazgonaException</text:span>. В конструкторе реализовать проверку значения длины полосы разгона, при отрицательном значении или нулевом значении выбрасывать собственное Exception типа <text:soft-page-break/><text:span text:style-name="T13">PolosaRazgonaException</text:span>. Обработать Exception <text:span text:style-name="T13">PolosaRazgonaException</text:span> с помощью блока try…<text:span text:style-name="T13">catch</text:span>, в блоке обработки Exception вывести на экран сообщение «Невозможно создать самолет – указана некорректная длина полосы разгона: &lt;длина полосы разгона&gt; » и повторно создать Exception.</text:p>
      <text:p text:style-name="Text_20_body"/>
      <text:p text:style-name="Text_20_body"><text:tab/>В основной программе (<text:span text:style-name="T13">main</text:span>) обработать вызов конструктора класса Самолет и проверить работу обработчика Exception.</text:p>
      <text:p text:style-name="Text_20_body"/>
      <text:h text:style-name="P36" text:outline-level="2">Вариант № 4</text:h>
      <text:h text:style-name="Heading_20_3" text:outline-level="3">Смоделировать структуру библиотеки:</text:h>
      <text:p text:style-name="Text_20_body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Text_20_body">Классы</text:p>
          </table:table-cell>
          <table:table-cell table:style-name="Таблица4.A1" office:value-type="string">
            <text:p text:style-name="Text_20_body">Свойства</text:p>
          </table:table-cell>
        </table:table-row>
        <table:table-row table:style-name="Таблица4.1">
          <table:table-cell table:style-name="Таблица4.A1" office:value-type="string">
            <text:p text:style-name="Text_20_body">Библиотека</text:p>
          </table:table-cell>
          <table:table-cell table:style-name="Таблица4.A1" office:value-type="string">
            <text:p text:style-name="Text_20_body">название<text:span text:style-name="T13"> (get, set)</text:span></text:p>
          </table:table-cell>
        </table:table-row>
        <table:table-row table:style-name="Таблица4.1">
          <table:table-cell table:style-name="Таблица4.A1" office:value-type="string">
            <text:p text:style-name="Text_20_body">Отдел (по жанрам)</text:p>
          </table:table-cell>
          <table:table-cell table:style-name="Таблица4.A1" office:value-type="string">
            <text:p text:style-name="Text_20_body">название жанра (<text:span text:style-name="T13">get</text:span>, <text:span text:style-name="T13">set</text:span>)</text:p>
            <text:p text:style-name="Text_20_body">количество изданий (<text:span text:style-name="T13">get</text:span>, <text:span text:style-name="T13">set</text:span>)</text:p>
          </table:table-cell>
        </table:table-row>
        <table:table-row table:style-name="Таблица4.1">
          <table:table-cell table:style-name="Таблица4.A1" office:value-type="string">
            <text:p text:style-name="Text_20_body">Издание</text:p>
          </table:table-cell>
          <table:table-cell table:style-name="Таблица4.A1" office:value-type="string">
            <text:p text:style-name="Text_20_body">название<text:span text:style-name="T13"> (get, set)</text:span></text:p>
            <text:p text:style-name="Text_20_body">автор<text:span text:style-name="T13"> (get, set)</text:span></text:p>
            <text:p text:style-name="Text_20_body">год издания (<text:span text:style-name="T13">get</text:span>, <text:span text:style-name="T13">set</text:span>)</text:p>
            <text:p text:style-name="Text_20_body">сформировать описание()</text:p>
          </table:table-cell>
        </table:table-row>
        <table:table-row table:style-name="Таблица4.1">
          <table:table-cell table:style-name="Таблица4.A1" office:value-type="string">
            <text:p text:style-name="Text_20_body">Книга</text:p>
          </table:table-cell>
          <table:table-cell table:style-name="Таблица4.A1" office:value-type="string">
            <text:p text:style-name="Text_20_body">резюме (<text:span text:style-name="T13">get</text:span>, <text:span text:style-name="T13">set</text:span>)</text:p>
            <text:p text:style-name="Text_20_body">сформировать описание()</text:p>
          </table:table-cell>
        </table:table-row>
        <table:table-row table:style-name="Таблица4.1">
          <table:table-cell table:style-name="Таблица4.A1" office:value-type="string">
            <text:p text:style-name="Text_20_body">Журнал</text:p>
          </table:table-cell>
          <table:table-cell table:style-name="Таблица4.A1" office:value-type="string">
            <text:p text:style-name="Text_20_body">статьи (<text:span text:style-name="T13">get</text:span>, <text:span text:style-name="T13">add</text:span>)</text:p>
            <text:p text:style-name="Text_20_body">сформировать описание()</text:p>
          </table:table-cell>
        </table:table-row>
      </table:table>
      <text:p text:style-name="Text_20_body"/>
      <text:p text:style-name="Text_20_body">а) Обработать все Exception с помощью блока <text:span text:style-name="T13">try</text:span>…<text:span text:style-name="T13">catch</text:span>(<text:span text:style-name="T13">Exception</text:span> …) в методе «сформировать описание» классов Книга и Журнал. При возникновении Exception выводить на экран сообщение об ошибке.</text:p>
      <text:p text:style-name="Text_20_body"/>
      <text:p text:style-name="Text_20_body">Описать собственный класс Exception <text:span text:style-name="T13">BookException</text:span>. В методе «сформировать описание» классов Книга и Журнал осуществить проверку значений свойств Название и Автор – выбрасывать собственное Exception типа <text:span text:style-name="T13">BookException</text:span> при значении <text:span text:style-name="T13">null</text:span> или пустой строке (“”).. В этом же методе обработать <text:span text:style-name="T13">BookException</text:span> в блоке <text:span text:style-name="T13">catch</text:span>. При возникновении Exception выводить сообщение об ошибке на экран.</text:p>
      <text:p text:style-name="Text_20_body"/>
      <text:p text:style-name="Text_20_body">В основной программе (<text:span text:style-name="T13">main</text:span>) проверить работу блока обработки Exception метода «сформировать описание».</text:p>
      <text:p text:style-name="Text_20_body"/>
      <text:p text:style-name="Text_20_body">б) Описать собственный класс Exception <text:span text:style-name="T13">GodIzdaniyaException</text:span>. В конструкторе реализовать проверку значения года издания, при отрицательном или нулевом <text:soft-page-break/>значении выбрасывать собственное Exception типа <text:span text:style-name="T13">GodIzdaniyaException</text:span>. Обработать Exception <text:span text:style-name="T13">GodIzdaniyaException</text:span> с помощью блока try…<text:span text:style-name="T13">catch</text:span>, в блоке обработки Exception вывести на экран сообщение «Невозможно создать издание – указан некорректный год издания: &lt;год издания&gt;» и повторно создать Exception.</text:p>
      <text:p text:style-name="Text_20_body"/>
      <text:p text:style-name="Text_20_body"><text:tab/>В основной программе (<text:span text:style-name="T13">main</text:span>) обработать вызов конструктора класса Издания и проверить работу обработчика Exception.</text:p>
      <text:p text:style-name="Text_20_body"/>
      <text:h text:style-name="P36" text:outline-level="2">Вариант № 5</text:h>
      <text:h text:style-name="Heading_20_3" text:outline-level="3">Смоделировать структуру компании сотовой связи:</text:h>
      <text:p text:style-name="Text_20_body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Text_20_body">Классы</text:p>
          </table:table-cell>
          <table:table-cell table:style-name="Таблица5.A1" office:value-type="string">
            <text:p text:style-name="Text_20_body">Свойства</text:p>
          </table:table-cell>
        </table:table-row>
        <table:table-row table:style-name="Таблица5.1">
          <table:table-cell table:style-name="Таблица5.A1" office:value-type="string">
            <text:p text:style-name="Text_20_body">Компания</text:p>
          </table:table-cell>
          <table:table-cell table:style-name="Таблица5.A1" office:value-type="string">
            <text:p text:style-name="Text_20_body">Название (<text:span text:style-name="T13">get</text:span>, <text:span text:style-name="T13">set</text:span>)</text:p>
          </table:table-cell>
        </table:table-row>
        <table:table-row table:style-name="Таблица5.1">
          <table:table-cell table:style-name="Таблица5.A1" office:value-type="string">
            <text:p text:style-name="Text_20_body">Тариф</text:p>
          </table:table-cell>
          <table:table-cell table:style-name="Таблица5.A1" office:value-type="string">
            <text:p text:style-name="Text_20_body">название (<text:span text:style-name="T13">get</text:span>, <text:span text:style-name="T13">set</text:span>)</text:p>
            <text:p text:style-name="Text_20_body">количество абонентов (<text:span text:style-name="T13">get</text:span>, <text:span text:style-name="T13">set</text:span>)</text:p>
            <text:p text:style-name="Text_20_body">рассчитать стоимость разговора (количество секунд)</text:p>
            <text:p text:style-name="Text_20_body"/>
          </table:table-cell>
        </table:table-row>
        <table:table-row table:style-name="Таблица5.1">
          <table:table-cell table:style-name="Таблица5.A1" office:value-type="string">
            <text:p text:style-name="Text_20_body">Посекундный тариф</text:p>
          </table:table-cell>
          <table:table-cell table:style-name="Таблица5.A1" office:value-type="string">
            <text:p text:style-name="Text_20_body">стоимость секунды разговора» (<text:span text:style-name="T13">get</text:span>, <text:span text:style-name="T13">set</text:span>)</text:p>
            <text:p text:style-name="Text_20_body">рассчитать стоимость разговора (количество секунд)</text:p>
            <text:p text:style-name="Text_20_body"/>
          </table:table-cell>
        </table:table-row>
        <table:table-row table:style-name="Таблица5.1">
          <table:table-cell table:style-name="Таблица5.A1" office:value-type="string">
            <text:p text:style-name="Text_20_body">Поминутный тариф</text:p>
          </table:table-cell>
          <table:table-cell table:style-name="Таблица5.A1" office:value-type="string">
            <text:p text:style-name="Text_20_body">стоимость минуты разговора» (<text:span text:style-name="T13">get</text:span>, <text:span text:style-name="T13">set</text:span>)</text:p>
            <text:p text:style-name="Text_20_body">рассчитать стоимость разговора (количество секунд)</text:p>
            <text:p text:style-name="Text_20_body"/>
          </table:table-cell>
        </table:table-row>
        <table:table-row table:style-name="Таблица5.1">
          <table:table-cell table:style-name="Таблица5.A1" office:value-type="string">
            <text:p text:style-name="Text_20_body">Абонент</text:p>
          </table:table-cell>
          <table:table-cell table:style-name="Таблица5.A1" office:value-type="string">
            <text:p text:style-name="Text_20_body">фио<text:span text:style-name="T13"> (get, set)</text:span></text:p>
            <text:p text:style-name="Text_20_body">номер<text:span text:style-name="T13"> </text:span>телефона<text:span text:style-name="T13"> (get, set)</text:span></text:p>
            <text:p text:style-name="Text_20_body">остаток на счете (<text:span text:style-name="T13">get</text:span>, <text:span text:style-name="T13">set</text:span>)</text:p>
          </table:table-cell>
        </table:table-row>
      </table:table>
      <text:p text:style-name="Text_20_body"/>
      <text:p text:style-name="Text_20_body">а) Обработать все Exception с помощью блока <text:span text:style-name="T13">try</text:span>…<text:span text:style-name="T13">catch</text:span>(<text:span text:style-name="T13">Exception</text:span> …) в методе «рассчитать стоимость разговора (количество секунд)» классов Посекундный тариф и Поминутный тариф. При возникновении Exception выводить на экран сообщение об ошибке.</text:p>
      <text:p text:style-name="Text_20_body"/>
      <text:p text:style-name="Text_20_body">Описать собственный класс Exception <text:span text:style-name="T13">KolichestvoSekundException</text:span>. В методе «рассчитать стоимость разговора (количество секунд)» классов Посекундный тариф и Поминутный тариф осуществить проверку значения параметра Количество секунд – выбрасывать собственное Exception типа <text:span text:style-name="T13">KolichestvoSekundException</text:span> при отрицательном значении. В этом же методе <text:soft-page-break/>обработать <text:span text:style-name="T13">KolichestvoSekundException</text:span> в блоке <text:span text:style-name="T13">catch</text:span>. При возникновении Exception выводить сообщение об ошибке на экран.</text:p>
      <text:p text:style-name="Text_20_body"/>
      <text:p text:style-name="Text_20_body">В основной программе (<text:span text:style-name="T13">main</text:span>) проверить работу блока обработки Exception метода «рассчитать стоимость разговора (количество секунд)».</text:p>
      <text:p text:style-name="Text_20_body"/>
      <text:p text:style-name="Text_20_body">б) Описать собственный класс Exception <text:s/><text:span text:style-name="T13">NazvanieException</text:span>. В конструкторе реализовать проверку значения свойства Название, при значении <text:span text:style-name="T13">null</text:span> или пустой строке выбрасывать собственное Exception типа <text:span text:style-name="T13">NazvanieException</text:span>. Обработать Exception <text:span text:style-name="T13">NazvanieException</text:span> с помощью блока try…<text:span text:style-name="T13">catch</text:span>, в блоке обработки Exception вывести на экран сообщение «Невозможно создать тариф – не указано название» и повторно создать Exception.</text:p>
      <text:p text:style-name="Text_20_body"/>
      <text:p text:style-name="Text_20_body"><text:tab/>В основной программе (<text:span text:style-name="T13">main</text:span>) обработать вызов конструктора класса Тариф и проверить работу обработчика Exception.</text:p>
      <text:p text:style-name="Text_20_body"/>
      <text:h text:style-name="P36" text:outline-level="2">Вариант № 6</text:h>
      <text:h text:style-name="Heading_20_3" text:outline-level="3">Смоделировать структуру автосалона:</text:h>
      <text:p text:style-name="Text_20_body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Text_20_body">Классы</text:p>
          </table:table-cell>
          <table:table-cell table:style-name="Таблица6.A1" office:value-type="string">
            <text:p text:style-name="Text_20_body">Свойства</text:p>
          </table:table-cell>
        </table:table-row>
        <table:table-row table:style-name="Таблица6.1">
          <table:table-cell table:style-name="Таблица6.A1" office:value-type="string">
            <text:p text:style-name="Text_20_body">Автосалон</text:p>
          </table:table-cell>
          <table:table-cell table:style-name="Таблица6.A1" office:value-type="string">
            <text:p text:style-name="Text_20_body">название (<text:span text:style-name="T13">get</text:span>, <text:span text:style-name="T13">set</text:span>)</text:p>
          </table:table-cell>
        </table:table-row>
        <table:table-row table:style-name="Таблица6.1">
          <table:table-cell table:style-name="Таблица6.A1" office:value-type="string">
            <text:p text:style-name="Text_20_body">Автомобиль</text:p>
          </table:table-cell>
          <table:table-cell table:style-name="Таблица6.A1" office:value-type="string">
            <text:p text:style-name="Text_20_body">марка (<text:span text:style-name="T13">get</text:span>, <text:span text:style-name="T13">set</text:span>)</text:p>
            <text:p text:style-name="Text_20_body">макс. количество пассажиров (<text:span text:style-name="T13">get</text:span>, <text:span text:style-name="T13">set</text:span>)</text:p>
            <text:p text:style-name="Text_20_body">стоимость (<text:span text:style-name="T13">get</text:span>, <text:span text:style-name="T13">set</text:span>)</text:p>
            <text:p text:style-name="Text_20_body">количество на складе(<text:span text:style-name="T13">get</text:span>, <text:span text:style-name="T13">set</text:span>)</text:p>
            <text:p text:style-name="Text_20_body"><text:span text:style-name="T13">boolean </text:span>наличие<text:span text:style-name="T13"> (get, set)</text:span></text:p>
          </table:table-cell>
        </table:table-row>
        <table:table-row table:style-name="Таблица6.1">
          <table:table-cell table:style-name="Таблица6.A1" office:value-type="string">
            <text:p text:style-name="Text_20_body">Заявка на покупку</text:p>
          </table:table-cell>
          <table:table-cell table:style-name="Таблица6.A1" office:value-type="string">
            <text:p text:style-name="Text_20_body">фио покупателя (<text:span text:style-name="T13">get</text:span>, <text:span text:style-name="T13">set</text:span>)</text:p>
            <text:p text:style-name="Text_20_body">номер телефона (<text:span text:style-name="T13">get</text:span>, <text:span text:style-name="T13">set</text:span>)</text:p>
            <text:p text:style-name="Text_20_body">автомобили (<text:span text:style-name="T13">add</text:span>, <text:span text:style-name="T13">remove</text:span>, <text:span text:style-name="T13">get</text:span>)</text:p>
            <text:p text:style-name="Text_20_body">рассчитать стоимость заказа()</text:p>
          </table:table-cell>
        </table:table-row>
        <table:table-row table:style-name="Таблица6.1">
          <table:table-cell table:style-name="Таблица6.A1" office:value-type="string">
            <text:p text:style-name="Text_20_body">Заявка на приобретение со стенда</text:p>
          </table:table-cell>
          <table:table-cell table:style-name="Таблица6.A1" office:value-type="string">
            <text:p text:style-name="Text_20_body"/>
            <text:p text:style-name="Text_20_body">рассчитать стоимость заказа()</text:p>
            <text:p text:style-name="Text_20_body"/>
          </table:table-cell>
        </table:table-row>
        <table:table-row table:style-name="Таблица6.1">
          <table:table-cell table:style-name="Таблица6.A1" office:value-type="string">
            <text:p text:style-name="Text_20_body">Заявка на отложенную поставку</text:p>
          </table:table-cell>
          <table:table-cell table:style-name="Таблица6.A1" office:value-type="string">
            <text:p text:style-name="Text_20_body">процент скидки (<text:span text:style-name="T13">get</text:span>, <text:span text:style-name="T13">set</text:span>)</text:p>
            <text:p text:style-name="Text_20_body">рассчитать стоимость заказа()</text:p>
          </table:table-cell>
        </table:table-row>
      </table:table>
      <text:p text:style-name="Text_20_body"/>
      <text:p text:style-name="Text_20_body">а) Обработать все Exception с помощью блока <text:span text:style-name="T13">try</text:span>…<text:span text:style-name="T13">catch</text:span>(<text:span text:style-name="T13">Exception</text:span> …) в методе «рассчитать стоимость заказа» классов Заявка на приобретение со стенда и Заявка на отложенную поставку. При возникновении Exception выводить на экран сообщение об ошибке.</text:p>
      <text:p text:style-name="Text_20_body"/>
      <text:p text:style-name="Text_20_body">Описать собственный класс Exception <text:span text:style-name="T13">KolichestvoAvtomobileyException</text:span>. В методе «рассчитать стоимость заказа» классов Заявка на приобретение со стенда и Заявка на отложенную поставку выбрасывать собственное Exception типа <text:span text:style-name="T13">KolichestvoAvtomobileyException</text:span>, если количество автомобилей в заявке равно нулю. В этом же методе обработать <text:span text:style-name="T13">KolichestvoAvtomobileyException</text:span> в блоке <text:span text:style-name="T13">catch</text:span>. При возникновении Exception выводить сообщение об ошибке на экран.</text:p>
      <text:p text:style-name="Text_20_body"><text:soft-page-break/></text:p>
      <text:p text:style-name="Text_20_body">В основной программе (<text:span text:style-name="T13">main</text:span>) проверить работу блока обработки Exception метода «рассчитать стоимость заказа».</text:p>
      <text:p text:style-name="Text_20_body"/>
      <text:p text:style-name="Text_20_body">б) Описать собственный класс Exception <text:span text:style-name="T13">FIOException</text:span>. В конструкторе реализовать проверку значения свойства ФИО покупателя, при значении <text:span text:style-name="T13">null</text:span> или пустой строке выбрасывать собственное Exception типа <text:span text:style-name="T13">FIOException</text:span>. Обработать Exception <text:span text:style-name="T13">FIOException</text:span> с помощью блока try…<text:span text:style-name="T13">catch</text:span>, в блоке обработки Exception вывести на экран сообщение «Невозможно создать заявку – не указано ФИО покупателя» и повторно создать Exception.</text:p>
      <text:p text:style-name="Text_20_body"/>
      <text:p text:style-name="Text_20_body"><text:tab/>В основной программе (<text:span text:style-name="T13">main</text:span>) обработать вызов конструктора класса Заявка на покупку и проверить работу обработчика Exception.</text:p>
      <text:p text:style-name="Text_20_body"/>
      <text:h text:style-name="P36" text:outline-level="2">Вариант № 7</text:h>
      <text:h text:style-name="Heading_20_3" text:outline-level="3">Смоделировать структуру музыкальной коллекции:</text:h>
      <text:p text:style-name="Text_20_body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Text_20_body">Классы</text:p>
          </table:table-cell>
          <table:table-cell table:style-name="Таблица7.A1" office:value-type="string">
            <text:p text:style-name="Text_20_body">Свойства</text:p>
          </table:table-cell>
        </table:table-row>
        <table:table-row table:style-name="Таблица7.1">
          <table:table-cell table:style-name="Таблица7.A1" office:value-type="string">
            <text:p text:style-name="Text_20_body">Коллекция</text:p>
          </table:table-cell>
          <table:table-cell table:style-name="Таблица7.A1" office:value-type="string">
            <text:p text:style-name="Text_20_body">название<text:span text:style-name="T13"> (get, set)</text:span></text:p>
            <text:p text:style-name="Text_20_body">фио владельца (<text:span text:style-name="T13">get</text:span>, <text:span text:style-name="T13">set</text:span>)</text:p>
          </table:table-cell>
        </table:table-row>
        <table:table-row table:style-name="Таблица7.1">
          <table:table-cell table:style-name="Таблица7.A1" office:value-type="string">
            <text:p text:style-name="Text_20_body">Музыкальный носитель (альбом)</text:p>
          </table:table-cell>
          <table:table-cell table:style-name="Таблица7.A1" office:value-type="string">
            <text:p text:style-name="Text_20_body">автор<text:span text:style-name="T13">/</text:span>группа<text:span text:style-name="T13"> (get, set)</text:span></text:p>
            <text:p text:style-name="Text_20_body">жанр<text:span text:style-name="T13"> (get, set)</text:span></text:p>
            <text:p text:style-name="Text_20_body">год выпуска (<text:span text:style-name="T13">get</text:span>, <text:span text:style-name="T13">set</text:span>)</text:p>
            <text:p text:style-name="Text_20_body">общая продолжительность звучания (<text:span text:style-name="T13">get</text:span>, <text:span text:style-name="T13">set</text:span>)</text:p>
          </table:table-cell>
        </table:table-row>
        <table:table-row table:style-name="Таблица7.1">
          <table:table-cell table:style-name="Таблица7.A1" office:value-type="string">
            <text:p text:style-name="Text_20_body">Музыкальное произведение</text:p>
          </table:table-cell>
          <table:table-cell table:style-name="Таблица7.A1" office:value-type="string">
            <text:p text:style-name="Text_20_body">название (<text:span text:style-name="T13">get</text:span>, <text:span text:style-name="T13">set</text:span>)</text:p>
            <text:p text:style-name="Text_20_body">продолжительность (<text:span text:style-name="T13">get</text:span>, <text:span text:style-name="T13">set</text:span>)</text:p>
            <text:p text:style-name="Text_20_body">сформировать описание()</text:p>
            <text:p text:style-name="Text_20_body"/>
          </table:table-cell>
        </table:table-row>
        <table:table-row table:style-name="Таблица7.1">
          <table:table-cell table:style-name="Таблица7.A1" office:value-type="string">
            <text:p text:style-name="Text_20_body">Песня</text:p>
          </table:table-cell>
          <table:table-cell table:style-name="Таблица7.A1" office:value-type="string">
            <text:p text:style-name="Text_20_body">текст<text:span text:style-name="T13"> (get, set)</text:span></text:p>
            <text:p text:style-name="Text_20_body">автор<text:span text:style-name="T13"> </text:span>текста<text:span text:style-name="T13"> (get, set)</text:span></text:p>
            <text:p text:style-name="Text_20_body">сформировать описание()</text:p>
            <text:p text:style-name="Text_20_body"/>
          </table:table-cell>
        </table:table-row>
        <table:table-row table:style-name="Таблица7.1">
          <table:table-cell table:style-name="Таблица7.A1" office:value-type="string">
            <text:p text:style-name="Text_20_body">Инструментальное произведение</text:p>
          </table:table-cell>
          <table:table-cell table:style-name="Таблица7.A1" office:value-type="string">
            <text:p text:style-name="Text_20_body">инструменты (<text:span text:style-name="T13">get</text:span>, <text:span text:style-name="T13">set</text:span>)</text:p>
            <text:p text:style-name="Text_20_body">сформировать описание()</text:p>
            <text:p text:style-name="Text_20_body"/>
          </table:table-cell>
        </table:table-row>
      </table:table>
      <text:p text:style-name="Text_20_body"/>
      <text:p text:style-name="Text_20_body">а) Обработать все Exception с помощью блока <text:span text:style-name="T13">try</text:span>…<text:span text:style-name="T13">catch</text:span>(<text:span text:style-name="T13">Exception</text:span> …) в методе «сформировать описание» классов Песня и Инструментальное произведение. При возникновении Exception выводить на экран сообщение об ошибке.</text:p>
      <text:p text:style-name="Text_20_body"/>
      <text:p text:style-name="Text_20_body">Описать собственный класс Exception <text:span text:style-name="T13">ProdolzhitelnostException</text:span>. В методе «сформировать описание» классов Песня и Инструментальное произведение осуществить проверку свойства Продолжительность и выбрасывать собственное Exception типа <text:span text:style-name="T13">ProdolzhitelnostException</text:span> при значении свойства меньшем или равном нулю. В этом же методе обработать <text:span text:style-name="T13">ProdolzhitelnostException</text:span> в блоке <text:span text:style-name="T13">catch</text:span>. При возникновении Exception выводить сообщение об ошибке на экран.</text:p>
      <text:p text:style-name="Text_20_body"><text:soft-page-break/></text:p>
      <text:p text:style-name="Text_20_body">В основной программе (<text:span text:style-name="T13">main</text:span>) проверить работу блока обработки Exception метода «сформировать описание».</text:p>
      <text:p text:style-name="Text_20_body"/>
      <text:p text:style-name="Text_20_body">б) Описать собственный класс Exception <text:s/><text:span text:style-name="T13">NazvanieException</text:span>. В конструкторе реализовать проверку значения свойства Название, при значении <text:span text:style-name="T13">null</text:span> или пустой строке выбрасывать собственное Exception типа <text:span text:style-name="T13">NazvanieException</text:span>. Обработать Exception <text:span text:style-name="T13">NazvanieException</text:span> с помощью блока try…<text:span text:style-name="T13">catch</text:span>, в блоке обработки Exception вывести на экран сообщение «Невозможно создать музыкальное произведение – не указано название» и повторно создать Exception.</text:p>
      <text:p text:style-name="Text_20_body"/>
      <text:p text:style-name="Text_20_body"><text:tab/>В основной программе (<text:span text:style-name="T13">main</text:span>) обработать вызов конструктора класса Музыкальное произведение и проверить работу обработчика Exception.</text:p>
      <text:p text:style-name="Text_20_body"/>
      <text:h text:style-name="P36" text:outline-level="2">Вариант № 8</text:h>
      <text:h text:style-name="Heading_20_3" text:outline-level="3">Смоделировать структуру реестра городского жилья:</text:h>
      <text:p text:style-name="Text_20_body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Text_20_body">Классы</text:p>
          </table:table-cell>
          <table:table-cell table:style-name="Таблица8.A1" office:value-type="string">
            <text:p text:style-name="Text_20_body">Свойства</text:p>
          </table:table-cell>
        </table:table-row>
        <table:table-row table:style-name="Таблица8.1">
          <table:table-cell table:style-name="Таблица8.A1" office:value-type="string">
            <text:p text:style-name="Text_20_body">Город</text:p>
          </table:table-cell>
          <table:table-cell table:style-name="Таблица8.A1" office:value-type="string">
            <text:p text:style-name="Text_20_body">название (<text:span text:style-name="T13">get</text:span>, <text:span text:style-name="T13">set</text:span>)</text:p>
          </table:table-cell>
        </table:table-row>
        <table:table-row table:style-name="Таблица8.1">
          <table:table-cell table:style-name="Таблица8.A1" office:value-type="string">
            <text:p text:style-name="Text_20_body">Здание</text:p>
          </table:table-cell>
          <table:table-cell table:style-name="Таблица8.A1" office:value-type="string">
            <text:p text:style-name="Text_20_body">название улицы (<text:span text:style-name="T13">get</text:span>, <text:span text:style-name="T13">set</text:span>)</text:p>
            <text:p text:style-name="Text_20_body">номер дома (<text:span text:style-name="T13">get</text:span>, <text:span text:style-name="T13">set</text:span>)</text:p>
            <text:p text:style-name="Text_20_body">общая площадь (<text:span text:style-name="T13">get</text:span>)</text:p>
            <text:p text:style-name="Text_20_body">базовая ежемесячная оплата за кв.м площади (<text:span text:style-name="T13">get</text:span>, <text:span text:style-name="T13">set</text:span>)</text:p>
          </table:table-cell>
        </table:table-row>
        <table:table-row table:style-name="Таблица8.1">
          <table:table-cell table:style-name="Таблица8.A1" office:value-type="string">
            <text:p text:style-name="Text_20_body">Помещение</text:p>
          </table:table-cell>
          <table:table-cell table:style-name="Таблица8.A1" office:value-type="string">
            <text:p text:style-name="Text_20_body">номер<text:span text:style-name="T13"> (get, set)</text:span></text:p>
            <text:p text:style-name="Text_20_body">площадь<text:span text:style-name="T13"> (get, set)</text:span></text:p>
            <text:p text:style-name="Text_20_body">рассчитать ежемес. оплату()</text:p>
          </table:table-cell>
        </table:table-row>
        <table:table-row table:style-name="Таблица8.1">
          <table:table-cell table:style-name="Таблица8.A1" office:value-type="string">
            <text:p text:style-name="Text_20_body">Квартира</text:p>
          </table:table-cell>
          <table:table-cell table:style-name="Таблица8.A1" office:value-type="string">
            <text:p text:style-name="Text_20_body">ФИО<text:span text:style-name="T13"> </text:span>жильцов<text:span text:style-name="T13"> (get, add, remove)</text:span></text:p>
            <text:p text:style-name="Text_20_body">рассчитать ежемес. оплату()</text:p>
          </table:table-cell>
        </table:table-row>
        <table:table-row table:style-name="Таблица8.1">
          <table:table-cell table:style-name="Таблица8.A1" office:value-type="string">
            <text:p text:style-name="Text_20_body">Офис</text:p>
          </table:table-cell>
          <table:table-cell table:style-name="Таблица8.A1" office:value-type="string">
            <text:p text:style-name="Text_20_body">название фирмы-владельца (<text:span text:style-name="T13">get</text:span>, <text:span text:style-name="T13">set</text:span>)</text:p>
            <text:p text:style-name="Text_20_body">вид деятельности (<text:span text:style-name="T13">get</text:span>, <text:span text:style-name="T13">set</text:span>)</text:p>
            <text:p text:style-name="Text_20_body">рассчитать ежемес. оплату()</text:p>
          </table:table-cell>
        </table:table-row>
      </table:table>
      <text:p text:style-name="Text_20_body"/>
      <text:p text:style-name="Text_20_body">а) Обработать все Exception с помощью блока <text:span text:style-name="T13">try</text:span>…<text:span text:style-name="T13">catch</text:span>(<text:span text:style-name="T13">Exception</text:span> …) в методе «рассчитать ежемес. оплату» классов Квартира и Офис. При возникновении Exception выводить на экран сообщение об ошибке.</text:p>
      <text:p text:style-name="Text_20_body"/>
      <text:p text:style-name="Text_20_body">Описать собственный класс Exception <text:span text:style-name="T13">KolichestvoException</text:span>. В методе «рассчитать ежемес. оплату» класса Квартира осуществить проверку свойства «ФИО жильцов» и выбрасывать собственное Exception типа <text:span text:style-name="T13">KolichestvoException</text:span> при отсутствии жильцов в квартире (кол-во эл-тов коллекции равно нулю). В этом же методе обработать <text:span text:style-name="T13">KolichestvoException</text:span> в блоке <text:span text:style-name="T13">catch</text:span>. При возникновении Exception выводить сообщение об ошибке на экран.</text:p>
      <text:p text:style-name="Text_20_body"/>
      <text:p text:style-name="Text_20_body">В основной программе (<text:span text:style-name="T13">main</text:span>) проверить работу блока обработки Exception метода «рассчитать ежемес. оплату».</text:p>
      <text:p text:style-name="Text_20_body"><text:soft-page-break/></text:p>
      <text:p text:style-name="Text_20_body">б) Описать собственный класс Exception <text:span text:style-name="T13">PloschadException</text:span>. В конструкторе реализовать проверку значения свойства Площадь, при значении 0 или отрицательном значении выбрасывать собственное Exception типа <text:span text:style-name="T13">PloschadException</text:span>. Обработать Exception <text:span text:style-name="T13">PloschadException</text:span> с помощью блока try…<text:span text:style-name="T13">catch</text:span>, в блоке обработки Exception вывести на экран сообщение «Невозможно создать помещение – указано некорректное значение площади: &lt;площадь&gt;» и повторно создать Exception.</text:p>
      <text:p text:style-name="Text_20_body"/>
      <text:p text:style-name="Text_20_body">В основной программе (<text:span text:style-name="T13">main</text:span>) обработать вызов конструктора класса Помещение и проверить работу обработчика Exception.</text:p>
      <text:p text:style-name="Text_20_body"/>
      <text:h text:style-name="P36" text:outline-level="2">Вариант № 9</text:h>
      <text:h text:style-name="Heading_20_3" text:outline-level="3">Смоделировать структуру зоопарка:</text:h>
      <text:p text:style-name="Text_20_body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Text_20_body">Классы</text:p>
          </table:table-cell>
          <table:table-cell table:style-name="Таблица9.A1" office:value-type="string">
            <text:p text:style-name="Text_20_body">Свойства</text:p>
          </table:table-cell>
        </table:table-row>
        <table:table-row table:style-name="Таблица9.1">
          <table:table-cell table:style-name="Таблица9.A1" office:value-type="string">
            <text:p text:style-name="Text_20_body">Зоопарк</text:p>
          </table:table-cell>
          <table:table-cell table:style-name="Таблица9.A1" office:value-type="string">
            <text:p text:style-name="Text_20_body">название<text:span text:style-name="T13"> (get, set)</text:span></text:p>
          </table:table-cell>
        </table:table-row>
        <table:table-row table:style-name="Таблица9.1">
          <table:table-cell table:style-name="Таблица9.A1" office:value-type="string">
            <text:p text:style-name="Text_20_body">Вольер/клетка</text:p>
          </table:table-cell>
          <table:table-cell table:style-name="Таблица9.A1" office:value-type="string">
            <text:p text:style-name="Text_20_body">номер<text:span text:style-name="T13"> (get, set)</text:span></text:p>
            <text:p text:style-name="Text_20_body">размер<text:span text:style-name="T13"> (get, set)</text:span></text:p>
            <text:p text:style-name="Text_20_body">макс. количество животных (<text:span text:style-name="T13">get</text:span>, <text:span text:style-name="T13">set</text:span>)</text:p>
            <text:p text:style-name="Text_20_body">текущее количество животных (<text:span text:style-name="T13">get</text:span>, <text:span text:style-name="T13">set</text:span>)</text:p>
          </table:table-cell>
        </table:table-row>
        <table:table-row table:style-name="Таблица9.1">
          <table:table-cell table:style-name="Таблица9.A1" office:value-type="string">
            <text:p text:style-name="Text_20_body">Животное</text:p>
          </table:table-cell>
          <table:table-cell table:style-name="Таблица9.A1" office:value-type="string">
            <text:p text:style-name="Text_20_body">название<text:span text:style-name="T13"> (get, set)</text:span></text:p>
            <text:p text:style-name="Text_20_body"><text:span text:style-name="T13">boolean </text:span>хищник<text:span text:style-name="T13"> (get, set)</text:span></text:p>
            <text:p text:style-name="Text_20_body">сформировать описание()</text:p>
            <text:p text:style-name="Text_20_body"/>
          </table:table-cell>
        </table:table-row>
        <table:table-row table:style-name="Таблица9.1">
          <table:table-cell table:style-name="Таблица9.A1" office:value-type="string">
            <text:p text:style-name="Text_20_body">Рыба</text:p>
          </table:table-cell>
          <table:table-cell table:style-name="Таблица9.A1" office:value-type="string">
            <text:p text:style-name="Text_20_body">глубоководная (<text:span text:style-name="T13">get</text:span>, <text:span text:style-name="T13">set</text:span>)</text:p>
            <text:p text:style-name="Text_20_body">сформировать описание()</text:p>
            <text:p text:style-name="Text_20_body"/>
          </table:table-cell>
        </table:table-row>
        <table:table-row table:style-name="Таблица9.1">
          <table:table-cell table:style-name="Таблица9.A1" office:value-type="string">
            <text:p text:style-name="Text_20_body">Птица</text:p>
          </table:table-cell>
          <table:table-cell table:style-name="Таблица9.A1" office:value-type="string">
            <text:p text:style-name="Text_20_body">скорость полета (<text:span text:style-name="T13">get</text:span>, <text:span text:style-name="T13">set</text:span>)</text:p>
            <text:p text:style-name="Text_20_body">сформировать описание()</text:p>
            <text:p text:style-name="Text_20_body"/>
          </table:table-cell>
        </table:table-row>
        <table:table-row table:style-name="Таблица9.1">
          <table:table-cell table:style-name="Таблица9.A1" office:value-type="string">
            <text:p text:style-name="Text_20_body">Зверь</text:p>
          </table:table-cell>
          <table:table-cell table:style-name="Таблица9.A1" office:value-type="string">
            <text:p text:style-name="Text_20_body">среда обитания (<text:span text:style-name="T13">get</text:span>, <text:span text:style-name="T13">set</text:span>)</text:p>
            <text:p text:style-name="Text_20_body">сформировать описание()</text:p>
            <text:p text:style-name="Text_20_body"/>
          </table:table-cell>
        </table:table-row>
      </table:table>
      <text:p text:style-name="Text_20_body"/>
      <text:p text:style-name="Text_20_body">а) Обработать все Exception с помощью блока <text:span text:style-name="T13">try</text:span>…<text:span text:style-name="T13">catch</text:span>(<text:span text:style-name="T13">Exception</text:span> …) в методе «сформировать описание» классов Рыба, Птица и Зверь. При возникновении Exception выводить на экран сообщение об ошибке.</text:p>
      <text:p text:style-name="Text_20_body"/>
      <text:p text:style-name="Text_20_body">Описать собственный класс Exception <text:span text:style-name="T13">HischnikException</text:span>. В методе «добавить животное» в классе Клетка при попытке добавить хищника в клетку, где уже содержатся не хищные животные выбрасывать собственное Exception типа <text:span text:style-name="T13">HischnikException</text:span>. В этом же методе обработать <text:span text:style-name="T13">HischnikException</text:span> в блоке <text:span text:style-name="T13">catch</text:span>. При возникновении Exception выводить сообщение об ошибке на экран.</text:p>
      <text:p text:style-name="Text_20_body"><text:soft-page-break/></text:p>
      <text:p text:style-name="Text_20_body">В основной программе (<text:span text:style-name="T13">main</text:span>) проверить работу блока обработки Exception методов «сформировать описание» классов Рыба, Птица и Зверь и метода «добавить животное» класса Клетка.</text:p>
      <text:p text:style-name="Text_20_body"/>
      <text:p text:style-name="Text_20_body">б) Описать собственный класс Exception <text:span text:style-name="T13">NazvanieException</text:span>. В конструкторе реализовать проверку значения свойства Название, при значении <text:span text:style-name="T13">null</text:span> или пустой строке выбрасывать собственное Exception типа <text:span text:style-name="T13">NazvanieException</text:span>. Обработать Exception <text:span text:style-name="T13">NazvanieException</text:span> с помощью блока try…<text:span text:style-name="T13">catch</text:span>, в блоке обработки Exception вывести на экран сообщение «Невозможно создать животное – не указано название» и повторно создать Exception.</text:p>
      <text:p text:style-name="Text_20_body"/>
      <text:p text:style-name="Text_20_body">В основной программе (<text:span text:style-name="T13">main</text:span>) обработать вызов конструктора класса Животное и проверить работу обработчика Exception.</text:p>
      <text:p text:style-name="Text_20_body"/>
      <text:h text:style-name="P36" text:outline-level="2">Вариант № 10</text:h>
      <text:h text:style-name="Heading_20_3" text:outline-level="3">Смоделировать структуру автоматизированного банкомата:</text:h>
      <text:p text:style-name="Text_20_body"/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Text_20_body">Классы</text:p>
          </table:table-cell>
          <table:table-cell table:style-name="Таблица10.A1" office:value-type="string">
            <text:p text:style-name="Text_20_body">Свойства</text:p>
          </table:table-cell>
        </table:table-row>
        <table:table-row table:style-name="Таблица10.1">
          <table:table-cell table:style-name="Таблица10.A1" office:value-type="string">
            <text:p text:style-name="Text_20_body">Банк</text:p>
          </table:table-cell>
          <table:table-cell table:style-name="Таблица10.A1" office:value-type="string">
            <text:p text:style-name="Text_20_body">название<text:span text:style-name="T13"> (get, set)</text:span></text:p>
          </table:table-cell>
        </table:table-row>
        <table:table-row table:style-name="Таблица10.1">
          <table:table-cell table:style-name="Таблица10.A1" office:value-type="string">
            <text:p text:style-name="Text_20_body">Счет</text:p>
          </table:table-cell>
          <table:table-cell table:style-name="Таблица10.A1" office:value-type="string">
            <text:p text:style-name="Text_20_body">номер<text:span text:style-name="T13"> (get, set)</text:span></text:p>
            <text:p text:style-name="Text_20_body"><text:span text:style-name="T13">PIN-</text:span>код<text:span text:style-name="T13"> (get, set)</text:span></text:p>
            <text:p text:style-name="Text_20_body">остаток (<text:span text:style-name="T13">get</text:span>, <text:span text:style-name="T13">set</text:span>)</text:p>
            <text:p text:style-name="Text_20_body">снять со счета (сумма)</text:p>
            <text:p text:style-name="Text_20_body"/>
          </table:table-cell>
        </table:table-row>
        <table:table-row table:style-name="Таблица10.1">
          <table:table-cell table:style-name="Таблица10.A1" office:value-type="string">
            <text:p text:style-name="Text_20_body">Обычный счет</text:p>
          </table:table-cell>
          <table:table-cell table:style-name="Таблица10.A1" office:value-type="string">
            <text:p text:style-name="Text_20_body">снять со счета (сумма)</text:p>
            <text:p text:style-name="Text_20_body"/>
          </table:table-cell>
        </table:table-row>
        <table:table-row table:style-name="Таблица10.1">
          <table:table-cell table:style-name="Таблица10.A1" office:value-type="string">
            <text:p text:style-name="Text_20_body">Льготный счет</text:p>
          </table:table-cell>
          <table:table-cell table:style-name="Таблица10.A1" office:value-type="string">
            <text:p text:style-name="Text_20_body">снять со счета (сумма)</text:p>
            <text:p text:style-name="Text_20_body"/>
          </table:table-cell>
        </table:table-row>
        <table:table-row table:style-name="Таблица10.1">
          <table:table-cell table:style-name="Таблица10.A1" office:value-type="string">
            <text:p text:style-name="Text_20_body">Банкомат</text:p>
          </table:table-cell>
          <table:table-cell table:style-name="Таблица10.A1" office:value-type="string">
            <text:p text:style-name="Text_20_body">идентификационный номер (<text:span text:style-name="T13">get</text:span>, <text:span text:style-name="T13">set</text:span>)</text:p>
            <text:p text:style-name="Text_20_body">адрес (<text:span text:style-name="T13">get</text:span>, <text:span text:style-name="T13">set</text:span>)</text:p>
          </table:table-cell>
        </table:table-row>
      </table:table>
      <text:p text:style-name="Text_20_body"/>
      <text:p text:style-name="Text_20_body">а) Обработать все Exception с помощью блока <text:span text:style-name="T13">try</text:span>…<text:span text:style-name="T13">catch</text:span>(<text:span text:style-name="T13">Exception</text:span> …)в методе «снять со счета (сумма)» классов Обычный счет и Льготный счет. При возникновении Exception выводить на экран сообщение об ошибке.</text:p>
      <text:p text:style-name="Text_20_body"/>
      <text:p text:style-name="Text_20_body">Описать собственный класс Exception <text:span text:style-name="T13">SnyatSoSchetaException</text:span>. В методе «снять со счета (сумма)» классов Обычный счет и Льготный счет осуществить проверку значения параметра «сумма» и выбрасывать собственное Exception типа <text:span text:style-name="T13">SnyatSoSchetaException</text:span> при отрицательном значении, а также при попытке снять со счета сумму большую, чем остаток на счете. В этом же методе обработать <text:span text:style-name="T13">SnyatSoSchetaException</text:span> в блоке <text:span text:style-name="T13">catch</text:span>. При возникновении Exception выводить сообщение об ошибке на экран.</text:p>
      <text:p text:style-name="Text_20_body"/>
      <text:p text:style-name="Text_20_body">В основной программе (<text:span text:style-name="T13">main</text:span>) проверить работу блока обработки Exception метода «снять со счета (сумма)».</text:p>
      <text:p text:style-name="Text_20_body"/>
      <text:p text:style-name="Text_20_body"><text:soft-page-break/>б) Описать собственный класс Exception <text:span text:style-name="T13">OstatokNaScheteException</text:span>. В конструкторе реализовать проверку значения остатка на счете, при отрицательном значении выбрасывать собственное Exception типа <text:span text:style-name="T13">OstatokNaScheteException</text:span>. Обработать Exception <text:span text:style-name="T13">OstatokNaScheteException</text:span> с помощью блока try…<text:span text:style-name="T13">catch</text:span>, в блоке обработки Exception вывести на экран сообщение «Невозможно создать счет – указано некорректное значение остатка на счете: &lt;остаток на счете&gt;» и повторно создать Exception.</text:p>
      <text:p text:style-name="Text_20_body"/>
      <text:p text:style-name="Text_20_body">В основной программе (<text:span text:style-name="T13">main</text:span>) обработать вызов конструктора класса Счет и проверить работу обработчика Except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family-generic="modern" style:font-pitch="fixed"/>
    <style:font-face style:name="Source Code Pro Semibold2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2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left="1.259cm" fo:margin-right="0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2T21:51:56.070759482</meta:creation-date>
    <meta:editing-duration>PT3H38M22S</meta:editing-duration>
    <meta:editing-cycles>22</meta:editing-cycles>
    <meta:generator>LibreOffice/7.3.0.3$Windows_X86_64 LibreOffice_project/0f246aa12d0eee4a0f7adcefbf7c878fc2238db3</meta:generator>
    <dc:title>Реферат ГОСТ</dc:title>
    <dc:date>2024-03-26T15:53:14.329000000</dc:date>
    <meta:document-statistic meta:table-count="10" meta:image-count="0" meta:object-count="0" meta:page-count="28" meta:paragraph-count="413" meta:word-count="3135" meta:character-count="24648" meta:non-whitespace-character-count="21333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